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NewRoman" svg:font-family="TimesNewRoman"/>
    <style:font-face style:name="TimesNewRomanPS" svg:font-family="TimesNewRomanPS"/>
    <style:font-face style:name="sans-serif" svg:font-family="sans-serif"/>
    <style:font-face style:name="Arial1" svg:font-family="Arial" style:font-family-generic="roman"/>
    <style:font-face style:name="FreeSans" svg:font-family="FreeSans" style:font-family-generic="roman"/>
    <style:font-face style:name="TimesNewRoman1" svg:font-family="TimesNewRoman" style:font-family-generic="roman"/>
    <style:font-face style:name="FreeSans3" svg:font-family="FreeSans" style:font-family-generic="swiss"/>
    <style:font-face style:name="Droid Sans Fallback2" svg:font-family="'Droid Sans Fallback'" style:font-family-generic="modern" style:font-pitch="fixed"/>
    <style:font-face style:name="Liberation Mono" svg:font-family="'Liberation Mono'" style:font-family-generic="modern" style:font-pitch="fixed"/>
    <style:font-face style:name="Arial" svg:font-family="Arial" style:font-pitch="variable"/>
    <style:font-face style:name="Droid Sans Fallback1" svg:font-family="'Droid Sans Fallback'" style:font-pitch="variable"/>
    <style:font-face style:name="FreeSans2" svg:font-family="FreeSans" style:font-pitch="variable"/>
    <style:font-face style:name="Liberation Serif1" svg:font-family="'Liberation Serif'" style:font-pitch="variable"/>
    <style:font-face style:name="TimesNewRoman2" svg:font-family="TimesNewRoman" style:font-pitch="variable"/>
    <style:font-face style:name="TimesNewRomanPS1" svg:font-family="TimesNewRomanPS" style:font-pitch="variable"/>
    <style:font-face style:name="Liberation Serif" svg:font-family="'Liberation Serif'" style:font-family-generic="roman" style:font-pitch="variable"/>
    <style:font-face style:name="TimesNewRoman3" svg:font-family="TimesNew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3" style:family="table">
      <style:table-properties style:width="5.332cm" table:align="left"/>
    </style:style>
    <style:style style:name="Table3.A" style:family="table-column">
      <style:table-column-properties style:column-width="2.579cm"/>
    </style:style>
    <style:style style:name="Table3.B" style:family="table-column">
      <style:table-column-properties style:column-width="2.753cm"/>
    </style:style>
    <style:style style:name="Table3.A1" style:family="table-cell">
      <style:table-cell-properties style:vertical-align="middle" fo:padding="0.049cm" fo:border="none"/>
    </style:style>
    <style:style style:name="Table4" style:family="table" style:master-page-name="Standard">
      <style:table-properties style:width="20.322cm" fo:margin-left="0cm" fo:margin-top="0cm" fo:margin-bottom="0cm" style:page-number="auto" table:align="left" style:writing-mode="lr-tb"/>
    </style:style>
    <style:style style:name="Table4.A" style:family="table-column">
      <style:table-column-properties style:column-width="6.061cm"/>
    </style:style>
    <style:style style:name="Table4.B" style:family="table-column">
      <style:table-column-properties style:column-width="4.182cm"/>
    </style:style>
    <style:style style:name="Table4.C" style:family="table-column">
      <style:table-column-properties style:column-width="4.602cm"/>
    </style:style>
    <style:style style:name="Table4.D" style:family="table-column">
      <style:table-column-properties style:column-width="5.477cm"/>
    </style:style>
    <style:style style:name="Table4.1" style:family="table-row">
      <style:table-row-properties style:min-row-height="0.556cm" fo:keep-together="auto"/>
    </style:style>
    <style:style style:name="Table4.A1" style:family="table-cell">
      <style:table-cell-properties style:vertical-align="middle" fo:background-color="#ffffff" fo:padding-left="0.182cm" fo:padding-right="0.191cm" fo:padding-top="0cm" fo:padding-bottom="0cm" fo:border="0.5pt dotted #00000a">
        <style:background-image/>
      </style:table-cell-properties>
    </style:style>
    <style:style style:name="P1" style:family="paragraph" style:parent-style-name="Standard">
      <style:text-properties style:font-name="sans-serif" fo:font-size="11.25pt" style:font-size-asian="12pt" style:font-size-complex="12pt"/>
    </style:style>
    <style:style style:name="P2" style:family="paragraph" style:parent-style-name="Standard">
      <style:text-properties style:font-name="Liberation Serif" fo:font-size="12pt" style:font-size-asian="12pt" style:font-size-complex="12pt"/>
    </style:style>
    <style:style style:name="P3" style:family="paragraph" style:parent-style-name="Standard">
      <style:text-properties style:font-name="Liberation Serif" fo:font-size="12pt" officeooo:rsid="001afe8a" officeooo:paragraph-rsid="001afe8a" style:font-size-asian="12pt" style:font-size-complex="12pt"/>
    </style:style>
    <style:style style:name="P4" style:family="paragraph" style:parent-style-name="Standard">
      <style:text-properties style:font-name="Liberation Serif" fo:font-size="12pt" officeooo:rsid="001afe8a" officeooo:paragraph-rsid="001db256" style:font-size-asian="12pt" style:font-size-complex="12pt"/>
    </style:style>
    <style:style style:name="P5" style:family="paragraph" style:parent-style-name="Standard">
      <style:text-properties style:font-name="Liberation Serif" fo:font-size="12pt" officeooo:rsid="001afe8a" officeooo:paragraph-rsid="001cb083" style:font-size-asian="12pt" style:font-size-complex="12pt"/>
    </style:style>
    <style:style style:name="P6" style:family="paragraph" style:parent-style-name="Standard">
      <style:text-properties style:font-name="Liberation Serif" fo:font-size="12pt" officeooo:paragraph-rsid="001db256" style:font-size-asian="12pt" style:font-size-complex="12pt"/>
    </style:style>
    <style:style style:name="P7" style:family="paragraph" style:parent-style-name="Standard">
      <style:text-properties style:font-name="Liberation Serif" fo:font-size="12pt" officeooo:paragraph-rsid="001afe8a" style:font-size-asian="12pt" style:font-size-complex="12pt"/>
    </style:style>
    <style:style style:name="P8" style:family="paragraph" style:parent-style-name="Standard">
      <style:text-properties style:font-name="Liberation Serif" fo:font-size="12pt" officeooo:rsid="00208d15" officeooo:paragraph-rsid="00208d15" style:font-size-asian="12pt" style:font-size-complex="12pt"/>
    </style:style>
    <style:style style:name="P9" style:family="paragraph" style:parent-style-name="Standard">
      <style:text-properties style:font-name="Liberation Serif" fo:font-size="12pt" officeooo:rsid="003407c2" officeooo:paragraph-rsid="003ca5c0" style:font-size-asian="12pt" style:font-size-complex="12pt"/>
    </style:style>
    <style:style style:name="P10" style:family="paragraph" style:parent-style-name="Standard">
      <style:text-properties style:font-name="Liberation Serif" fo:font-size="12pt" officeooo:paragraph-rsid="00353935" style:font-size-asian="12pt" style:font-size-complex="12pt"/>
    </style:style>
    <style:style style:name="P11" style:family="paragraph" style:parent-style-name="Standard">
      <style:paragraph-properties fo:text-align="start" style:justify-single-word="false"/>
      <style:text-properties style:font-name="Liberation Serif" fo:font-size="12pt" officeooo:rsid="003c1d5a" officeooo:paragraph-rsid="003ca5c0" style:font-size-asian="12pt" style:font-size-complex="12pt"/>
    </style:style>
    <style:style style:name="P12" style:family="paragraph" style:parent-style-name="Standard">
      <style:text-properties style:font-name="Liberation Serif" fo:font-size="12pt" officeooo:rsid="003c1d5a" officeooo:paragraph-rsid="003ca5c0" style:font-size-asian="12pt" style:font-size-complex="12pt"/>
    </style:style>
    <style:style style:name="P13" style:family="paragraph" style:parent-style-name="Standard">
      <style:text-properties style:font-name="Liberation Serif" fo:font-size="12pt" fo:font-weight="bold" officeooo:rsid="001afe8a" officeooo:paragraph-rsid="001afe8a" style:font-size-asian="12pt" style:font-weight-asian="bold" style:font-size-complex="12pt" style:font-weight-complex="bold"/>
    </style:style>
    <style:style style:name="P14" style:family="paragraph" style:parent-style-name="Standard">
      <style:text-properties style:font-name="Liberation Serif" fo:font-size="12pt" fo:font-weight="bold" officeooo:rsid="001afe8a" officeooo:paragraph-rsid="001cb083" style:font-size-asian="12pt" style:font-weight-asian="bold" style:font-size-complex="12pt" style:font-weight-complex="bold"/>
    </style:style>
    <style:style style:name="P15" style:family="paragraph" style:parent-style-name="Standard">
      <style:text-properties style:font-name="Liberation Serif" fo:font-size="12pt" fo:font-weight="bold" officeooo:paragraph-rsid="001db256" style:font-size-asian="12pt" style:font-weight-asian="bold" style:font-size-complex="12pt" style:font-weight-complex="bold"/>
    </style:style>
    <style:style style:name="P16" style:family="paragraph" style:parent-style-name="Standard">
      <style:text-properties style:font-name="Liberation Serif" fo:font-size="12pt" fo:font-weight="bold" officeooo:rsid="0024d18c" officeooo:paragraph-rsid="0024d18c" style:font-size-asian="12pt" style:font-weight-asian="bold" style:font-size-complex="12pt" style:font-weight-complex="bold"/>
    </style:style>
    <style:style style:name="P17" style:family="paragraph" style:parent-style-name="Standard">
      <style:paragraph-properties fo:text-align="start" style:justify-single-word="false"/>
      <style:text-properties style:font-name="Liberation Serif" fo:font-size="12pt" fo:font-weight="bold" officeooo:rsid="00332b00" officeooo:paragraph-rsid="003ca5c0" style:font-size-asian="12pt" style:font-weight-asian="bold" style:font-size-complex="12pt" style:font-weight-complex="bold"/>
    </style:style>
    <style:style style:name="P18" style:family="paragraph" style:parent-style-name="Standard">
      <style:paragraph-properties fo:text-align="start" style:justify-single-word="false"/>
      <style:text-properties style:font-name="Liberation Serif" fo:font-size="12pt" fo:font-weight="normal" officeooo:rsid="003c1d5a" officeooo:paragraph-rsid="003ca5c0" style:font-size-asian="12pt" style:font-weight-asian="normal" style:font-size-complex="12pt" style:font-weight-complex="normal"/>
    </style:style>
    <style:style style:name="P19" style:family="paragraph" style:parent-style-name="Standard">
      <style:text-properties fo:color="#000000" style:font-name="Liberation Serif" fo:font-size="12pt" fo:font-weight="bold" officeooo:rsid="001afe8a" officeooo:paragraph-rsid="001afe8a" style:font-size-asian="12pt" style:font-weight-asian="bold" style:font-size-complex="12pt" style:font-weight-complex="bold"/>
    </style:style>
    <style:style style:name="P20" style:family="paragraph" style:parent-style-name="Standard">
      <style:text-properties fo:color="#000000" style:font-name="Liberation Serif" fo:font-size="12pt" fo:font-weight="bold" officeooo:rsid="001afe8a" officeooo:paragraph-rsid="00208d15" style:font-size-asian="12pt" style:font-weight-asian="bold" style:font-size-complex="12pt" style:font-weight-complex="bold"/>
    </style:style>
    <style:style style:name="P21" style:family="paragraph" style:parent-style-name="Standard">
      <style:text-properties fo:color="#000000" style:font-name="Liberation Serif" fo:font-size="12pt" officeooo:paragraph-rsid="00208d15" style:font-size-asian="12pt" style:font-size-complex="12pt"/>
    </style:style>
    <style:style style:name="P22" style:family="paragraph" style:parent-style-name="Standard">
      <style:text-properties officeooo:rsid="00089f5a" officeooo:paragraph-rsid="00262f65"/>
    </style:style>
    <style:style style:name="P23" style:family="paragraph" style:parent-style-name="Standard">
      <style:paragraph-properties fo:text-align="start" style:justify-single-word="false"/>
      <style:text-properties officeooo:rsid="000f20fa" officeooo:paragraph-rsid="00262f65"/>
    </style:style>
    <style:style style:name="P24" style:family="paragraph" style:parent-style-name="Standard">
      <style:text-properties officeooo:rsid="000f20fa" officeooo:paragraph-rsid="00262f65"/>
    </style:style>
    <style:style style:name="P25" style:family="paragraph" style:parent-style-name="Standard">
      <style:text-properties officeooo:paragraph-rsid="003646b1"/>
    </style:style>
    <style:style style:name="P26" style:family="paragraph" style:parent-style-name="Standard">
      <style:text-properties officeooo:paragraph-rsid="00374459"/>
    </style:style>
    <style:style style:name="P27" style:family="paragraph" style:parent-style-name="Standard" style:master-page-name="">
      <style:paragraph-properties fo:margin-left="0.6cm" fo:margin-right="0cm" fo:text-indent="0cm" style:auto-text-indent="false" style:page-number="auto"/>
      <style:text-properties officeooo:rsid="000f20fa" officeooo:paragraph-rsid="00262f65"/>
    </style:style>
    <style:style style:name="P28" style:family="paragraph" style:parent-style-name="Text_20_body">
      <style:text-properties style:font-name="Liberation Serif" fo:font-size="12pt" officeooo:rsid="001afe8a" officeooo:paragraph-rsid="001cb083" style:font-size-asian="12pt" style:font-size-complex="12pt"/>
    </style:style>
    <style:style style:name="P29" style:family="paragraph" style:parent-style-name="Table_20_Contents">
      <style:text-properties style:font-name="Liberation Serif" fo:font-size="12pt" style:font-size-asian="12pt" style:font-size-complex="12pt"/>
    </style:style>
    <style:style style:name="P30" style:family="paragraph" style:parent-style-name="Table_20_Contents">
      <style:text-properties style:font-name="Liberation Serif" fo:font-size="12pt" officeooo:rsid="00208d15" officeooo:paragraph-rsid="00208d15" style:font-size-asian="12pt" style:font-size-complex="12pt"/>
    </style:style>
    <style:style style:name="P31" style:family="paragraph" style:parent-style-name="Table_20_Contents">
      <style:paragraph-properties fo:line-height="100%"/>
      <style:text-properties style:font-name="Liberation Serif" fo:font-size="12pt" officeooo:rsid="00208d15" officeooo:paragraph-rsid="00208d15" style:font-size-asian="12pt" style:font-size-complex="12pt"/>
    </style:style>
    <style:style style:name="P32" style:family="paragraph" style:parent-style-name="Table_20_Contents">
      <style:text-properties fo:font-size="2pt" style:font-size-asian="2pt" style:font-size-complex="2pt"/>
    </style:style>
    <style:style style:name="P33" style:family="paragraph" style:parent-style-name="Table_20_Contents">
      <style:text-properties fo:font-size="2pt" officeooo:rsid="002f2a8f" officeooo:paragraph-rsid="002f2a8f" style:font-size-asian="2pt" style:font-size-complex="2pt"/>
    </style:style>
    <style:style style:name="P34" style:family="paragraph" style:parent-style-name="Preformatted_20_Text">
      <style:text-properties style:font-name="Liberation Serif" fo:font-size="12pt" fo:font-weight="bold" officeooo:rsid="0027f676" officeooo:paragraph-rsid="0027f676" style:font-size-asian="12pt" style:font-weight-asian="bold" style:font-size-complex="12pt" style:font-weight-complex="bold"/>
    </style:style>
    <style:style style:name="P35" style:family="paragraph" style:parent-style-name="Preformatted_20_Text">
      <style:text-properties style:font-name="Liberation Serif" fo:font-size="12pt" style:font-size-asian="12pt" style:font-size-complex="12pt"/>
    </style:style>
    <style:style style:name="P36" style:family="paragraph" style:parent-style-name="Preformatted_20_Text">
      <style:text-properties style:font-name="Liberation Serif" fo:font-size="12pt" officeooo:paragraph-rsid="0024d18c" style:font-size-asian="12pt" style:font-size-complex="12pt"/>
    </style:style>
    <style:style style:name="P37" style:family="paragraph" style:parent-style-name="Preformatted_20_Text">
      <style:text-properties officeooo:paragraph-rsid="0024d18c"/>
    </style:style>
    <style:style style:name="P38" style:family="paragraph" style:parent-style-name="Preformatted_20_Text">
      <style:paragraph-properties fo:margin-top="0cm" fo:margin-bottom="0.499cm" style:contextual-spacing="false"/>
      <style:text-properties style:font-name="Liberation Serif" fo:font-size="12pt" style:font-size-asian="12pt" style:font-size-complex="12pt"/>
    </style:style>
    <style:style style:name="P39" style:family="paragraph" style:parent-style-name="Heading_20_2">
      <style:text-properties style:font-name="Liberation Serif" fo:font-size="12pt" fo:font-weight="normal" officeooo:rsid="001afe8a" officeooo:paragraph-rsid="001afe8a" style:font-size-asian="12pt" style:font-weight-asian="normal" style:font-size-complex="12pt" style:font-weight-complex="normal"/>
    </style:style>
    <style:style style:name="P40" style:family="paragraph" style:parent-style-name="Heading_20_1">
      <style:text-properties style:font-name="Liberation Serif" fo:font-size="12pt" officeooo:rsid="001afe8a" officeooo:paragraph-rsid="001cb083" style:font-size-asian="12pt" style:font-size-complex="12pt"/>
    </style:style>
    <style:style style:name="P41" style:family="paragraph" style:parent-style-name="Standard">
      <style:text-properties style:font-name="Liberation Serif" fo:font-size="12pt" fo:font-weight="bold" style:font-size-asian="12pt" style:font-weight-asian="bold" style:font-size-complex="12pt" style:font-weight-complex="bold"/>
    </style:style>
    <style:style style:name="P42" style:family="paragraph" style:parent-style-name="Standard">
      <style:text-properties style:font-name="Liberation Serif" fo:font-size="12pt" fo:font-weight="bold" officeooo:rsid="001afe8a" officeooo:paragraph-rsid="001afe8a" style:font-size-asian="12pt" style:font-weight-asian="bold" style:font-size-complex="12pt" style:font-weight-complex="bold"/>
    </style:style>
    <style:style style:name="P43" style:family="paragraph" style:parent-style-name="Standard">
      <style:text-properties style:font-name="Liberation Serif" fo:font-size="12pt" officeooo:rsid="001afe8a" officeooo:paragraph-rsid="001db256" style:font-size-asian="12pt" style:font-size-complex="12pt"/>
    </style:style>
    <style:style style:name="P44" style:family="paragraph" style:parent-style-name="Standard">
      <style:text-properties style:font-name="Liberation Serif" fo:font-size="12pt" officeooo:paragraph-rsid="003646b1" style:font-size-asian="12pt" style:font-size-complex="12pt"/>
    </style:style>
    <style:style style:name="P45" style:family="paragraph" style:parent-style-name="Standard">
      <style:text-properties fo:font-size="12pt" fo:font-weight="normal" officeooo:rsid="0008ecfb" officeooo:paragraph-rsid="00262f65" style:font-size-asian="12pt" style:font-weight-asian="normal" style:font-size-complex="12pt" style:font-weight-complex="normal"/>
    </style:style>
    <style:style style:name="P46" style:family="paragraph" style:parent-style-name="Standard">
      <style:paragraph-properties fo:text-align="justify" style:justify-single-word="false"/>
    </style:style>
    <style:style style:name="P47" style:family="paragraph">
      <style:paragraph-properties fo:text-align="center"/>
    </style:style>
    <style:style style:name="P48" style:family="paragraph">
      <style:paragraph-properties fo:text-align="center"/>
      <style:text-properties fo:font-size="10.5pt" style:font-size-asian="10.5pt" style:font-size-complex="10.5pt"/>
    </style:style>
    <style:style style:name="P49" style:family="paragraph">
      <style:text-properties fo:font-size="10.5pt" style:font-size-asian="10.5pt" style:font-size-complex="10.5pt"/>
    </style:style>
    <style:style style:name="P50" style:family="paragraph">
      <style:paragraph-properties fo:text-align="justify"/>
    </style:style>
    <style:style style:name="P51" style:family="paragraph">
      <style:paragraph-properties fo:text-align="justify"/>
      <style:text-properties fo:font-size="10.5pt" style:font-size-asian="10.5pt" style:font-size-complex="10.5pt"/>
    </style:style>
    <style:style style:name="P52" style:family="paragraph">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53"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size="20pt" fo:font-style="normal" fo:text-shadow="none" style:text-underline-style="none" fo:font-weight="bold" style:font-name-asian="Arial" style:font-size-asian="20pt" style:font-style-asian="normal" style:font-weight-asian="bold" style:font-name-complex="Arial" style:font-size-complex="20pt" style:font-style-complex="normal" style:font-weight-complex="bold" style:text-emphasize="none" style:font-relief="none"/>
    </style:style>
    <style:style style:name="P54"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size="24pt" fo:font-style="normal" fo:text-shadow="none" style:text-underline-style="none" fo:font-weight="bold" style:font-name-asian="Arial" style:font-size-asian="20pt" style:font-style-asian="normal" style:font-weight-asian="bold" style:font-name-complex="Arial" style:font-size-complex="20pt" style:font-style-complex="normal" style:font-weight-complex="bold" style:text-emphasize="none" style:font-relief="none"/>
    </style:style>
    <style:style style:name="P55"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line-through-type="none" style:text-position="0% 100%" style:font-name="Arial" fo:font-size="20pt" fo:font-style="normal" fo:text-shadow="none" style:text-underline-style="none" fo:font-weight="bold" style:font-name-asian="Arial" style:font-size-asian="20pt" style:font-style-asian="normal" style:font-weight-asian="bold" style:font-name-complex="Arial" style:font-size-complex="20pt" style:font-style-complex="normal" style:font-weight-complex="bold" style:text-emphasize="none" style:font-relief="none"/>
    </style:style>
    <style:style style:name="P56" style:family="paragraph">
      <style:paragraph-properties fo:text-align="start" style:writing-mode="lr-tb"/>
    </style:style>
    <style:style style:name="P57" style:family="paragraph">
      <style:text-properties fo:font-size="12pt"/>
    </style:style>
    <style:style style:name="T1" style:family="text">
      <style:text-properties fo:font-weight="bold" style:font-weight-asian="bold" style:font-weight-complex="bold"/>
    </style:style>
    <style:style style:name="T2" style:family="text">
      <style:text-properties fo:font-weight="bold" officeooo:rsid="00197478" style:font-weight-asian="bold" style:font-weight-complex="bold"/>
    </style:style>
    <style:style style:name="T3" style:family="text">
      <style:text-properties officeooo:rsid="001afe8a"/>
    </style:style>
    <style:style style:name="T4" style:family="text">
      <style:text-properties fo:font-weight="normal" style:font-weight-asian="normal" style:font-weight-complex="normal"/>
    </style:style>
    <style:style style:name="T5" style:family="text">
      <style:text-properties fo:font-weight="normal" officeooo:rsid="001dc244" style:font-weight-asian="normal" style:font-weight-complex="normal"/>
    </style:style>
    <style:style style:name="T6" style:family="text">
      <style:text-properties fo:font-weight="normal" officeooo:rsid="0024d18c" style:font-weight-asian="normal" style:font-weight-complex="normal"/>
    </style:style>
    <style:style style:name="T7" style:family="text">
      <style:text-properties officeooo:rsid="001dc244"/>
    </style:style>
    <style:style style:name="T8" style:family="text">
      <style:text-properties style:font-name="Liberation Serif" fo:font-size="12pt" style:font-size-asian="12pt" style:font-size-complex="12pt"/>
    </style:style>
    <style:style style:name="T9" style:family="text">
      <style:text-properties officeooo:rsid="00208d15"/>
    </style:style>
    <style:style style:name="T10" style:family="text">
      <style:text-properties officeooo:rsid="0021fae7"/>
    </style:style>
    <style:style style:name="T11" style:family="text">
      <style:text-properties officeooo:rsid="001118f4"/>
    </style:style>
    <style:style style:name="T12" style:family="text">
      <style:text-properties officeooo:rsid="00295361"/>
    </style:style>
    <style:style style:name="T13" style:family="text">
      <style:text-properties officeooo:rsid="002ad18b"/>
    </style:style>
    <style:style style:name="T14" style:family="text">
      <style:text-properties officeooo:rsid="002e0299"/>
    </style:style>
    <style:style style:name="T15" style:family="text">
      <style:text-properties officeooo:rsid="00332b00"/>
    </style:style>
    <style:style style:name="T16" style:family="text">
      <style:text-properties fo:color="#000000" style:font-name="TimesNewRoman1" fo:font-size="10.5pt" fo:font-style="normal" fo:font-weight="normal" style:font-size-asian="10.5pt" style:font-style-asian="normal" style:font-weight-asian="normal"/>
    </style:style>
    <style:style style:name="T17" style:family="text">
      <style:text-properties fo:color="#000000" style:font-name="Arial1" fo:font-size="9pt" fo:font-style="italic" fo:font-weight="normal" style:font-size-asian="9pt" style:font-style-asian="italic" style:font-weight-asian="normal"/>
    </style:style>
    <style:style style:name="T18" style:family="text">
      <style:text-properties officeooo:rsid="0038d568"/>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officeooo:rsid="003407c2"/>
    </style:style>
    <style:style style:name="T22" style:family="text">
      <style:text-properties fo:font-size="11pt" style:font-size-asian="11pt" style:font-name-complex="Arial2" style:font-size-complex="11pt"/>
    </style:style>
    <style:style style:name="T23" style:family="text">
      <style:text-properties officeooo:rsid="003df1b9"/>
    </style:style>
    <style:style style:name="T24" style:family="text">
      <style:text-properties fo:font-size="10.5pt" style:font-size-asian="10.5pt" style:font-size-complex="10.5pt"/>
    </style:style>
    <style:style style:name="T25" style:family="text">
      <style:text-properties fo:color="#000000" style:text-outline="false" style:text-line-through-style="none" style:text-line-through-type="none" style:text-position="0% 100%" style:font-name="Arial" fo:font-size="8pt" fo:language="de" fo:country="DE" fo:font-style="normal" fo:text-shadow="none" style:text-underline-style="none" fo:font-weight="normal" style:font-name-asian="Arial" style:font-size-asian="8pt" style:font-style-asian="normal" style:font-weight-asian="normal" style:font-name-complex="Arial" style:font-size-complex="8pt" style:font-style-complex="normal" style:font-weight-complex="normal" style:text-emphasize="none" style:font-relief="none"/>
    </style:style>
    <style:style style:name="T26" style:family="text">
      <style:text-properties fo:color="#000000" style:text-outline="false" style:text-line-through-style="none" style:text-line-through-type="none" style:text-position="0% 100%" style:font-name="Arial" fo:font-size="8pt" fo:language="en" fo:country="US" fo:font-style="normal" fo:text-shadow="none" style:text-underline-style="none" fo:font-weight="normal" style:font-name-asian="Arial" style:font-size-asian="8pt" style:font-style-asian="normal" style:font-weight-asian="normal" style:font-name-complex="Arial" style:font-size-complex="8pt" style:font-style-complex="normal" style:font-weight-complex="normal" style:text-emphasize="none" style:font-relief="none"/>
    </style:style>
    <style:style style:name="T27" style:family="text">
      <style:text-properties fo:color="#000000" style:font-name="TimesNewRoman" fo:font-size="14.3000001907349pt" style:font-size-asian="14.3000001907349pt" style:font-name-complex="TimesNewRoman" style:font-size-complex="14.3000001907349pt"/>
    </style:style>
    <style:style style:name="T28" style:family="text">
      <style:text-properties fo:font-size="12pt"/>
    </style:style>
    <style:style style:name="T29" style:family="text">
      <style:text-properties fo:color="#000000" style:font-name="TimesNewRomanPS" fo:font-size="10.6999998092651pt" fo:font-weight="bold" style:font-size-asian="10.6999998092651pt" style:font-name-complex="TimesNewRomanPS" style:font-size-complex="10.6999998092651pt" style:font-weight-complex="bold"/>
    </style:style>
    <style:style style:name="T30" style:family="text">
      <style:text-properties fo:font-size="10pt" style:font-size-asian="10pt" style:font-size-complex="10pt"/>
    </style:style>
    <style:style style:name="T31" style:family="text">
      <style:text-properties fo:color="#000000" style:font-name="TimesNewRoman" fo:font-size="12pt" style:font-size-asian="12pt" style:font-name-complex="TimesNewRoman" style:font-size-complex="12pt"/>
    </style:style>
    <style:style style:name="T32" style:family="text">
      <style:text-properties fo:color="#000000" style:font-name="TimesNewRoman1" fo:font-size="12pt"/>
    </style:style>
    <style:style style:name="T33" style:family="text">
      <style:text-properties fo:color="#000000" style:font-name="TimesNewRoman1" fo:font-size="10pt" style:font-size-asian="10pt" style:font-size-complex="10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35cm" svg:stroke-color="#000000" draw:marker-start="" draw:marker-start-width="0.3cm" draw:marker-start-center="false" draw:marker-end="" draw:marker-end-width="0.3cm" draw:marker-end-center="false" draw:stroke-linejoin="miter" draw:fill="none" draw:fill-color="#ffffff" draw:textarea-horizontal-align="justify" draw:textarea-vertical-align="middle" draw:auto-grow-height="false" fo:padding-top="0.131cm" fo:padding-bottom="0.131cm" fo:padding-left="0.25cm" fo:padding-right="0.25cm" fo:wrap-option="no-wrap" draw:shadow="hidden" draw:shadow-offset-x="0.3cm" draw:shadow-offset-y="0.3cm" draw:shadow-color="#808080" style:run-through="foreground"/>
    </style:style>
    <style:style style:name="gr6" style:family="graphic">
      <style:graphic-properties draw:stroke="solid" svg:stroke-width="0.035cm" svg:stroke-color="#000000" draw:marker-start="" draw:marker-start-width="0.3cm" draw:marker-start-center="false" draw:marker-end="" draw:marker-end-width="0.3cm" draw:marker-end-center="false" draw:stroke-linejoin="round" draw:fill="none" draw:fill-color="#ffffff" draw:textarea-horizontal-align="justify" draw:textarea-vertical-align="middle" draw:auto-grow-height="false" fo:padding-top="0.131cm" fo:padding-bottom="0.131cm" fo:padding-left="0.25cm" fo:padding-right="0.25cm" fo:wrap-option="no-wrap" draw:shadow="hidden" draw:shadow-offset-x="0.3cm" draw:shadow-offset-y="0.3cm" draw:shadow-color="#808080" style:run-through="foreground"/>
    </style:style>
    <style:style style:name="gr7" style:family="graphic">
      <style:graphic-properties draw:stroke="dash" draw:stroke-dash="Dashed_20__28_var_29__20_2" svg:stroke-width="0.035cm" svg:stroke-color="#000000" draw:marker-start="msArrowEnd_20_5" draw:marker-start-width="0.21cm" draw:marker-start-center="false" draw:marker-end="msArrowEnd_20_5" draw:marker-end-width="0.21cm" draw:marker-end-center="false" draw:stroke-linejoin="miter" draw:fill="none" draw:fill-color="#ffffff" draw:textarea-horizontal-align="left" draw:textarea-vertical-align="top" draw:auto-grow-height="false" fo:padding-top="0.131cm" fo:padding-bottom="0.131cm" fo:padding-left="0.25cm" fo:padding-right="0.25cm" fo:wrap-option="wrap" draw:shadow="hidden" draw:shadow-offset-x="0.3cm" draw:shadow-offset-y="0.3cm" draw:shadow-color="#808080" draw:start-line-spacing-horizontal="0cm" draw:start-line-spacing-vertical="0cm" draw:end-line-spacing-horizontal="0cm" draw:end-line-spacing-vertical="0cm" style:run-through="foreground"/>
    </style:style>
    <style:style style:name="gr8" style:family="graphic">
      <style:graphic-properties draw:stroke="solid" svg:stroke-width="0.035cm" svg:stroke-color="#000000" draw:marker-start="msArrowEnd_20_5" draw:marker-start-width="0.21cm" draw:marker-start-center="false" draw:marker-end="msArrowEnd_20_5" draw:marker-end-width="0.21cm" draw:marker-end-center="false" draw:stroke-linejoin="miter" draw:fill="none" draw:fill-color="#ffffff" draw:textarea-horizontal-align="left" draw:textarea-vertical-align="top" draw:auto-grow-height="false" fo:padding-top="0.131cm" fo:padding-bottom="0.131cm" fo:padding-left="0.25cm" fo:padding-right="0.25cm" fo:wrap-option="wrap" draw:shadow="hidden" draw:shadow-offset-x="0.3cm" draw:shadow-offset-y="0.3cm" draw:shadow-color="#808080" draw:start-line-spacing-horizontal="0cm" draw:start-line-spacing-vertical="0cm" draw:end-line-spacing-horizontal="0cm" draw:end-line-spacing-vertical="0cm" style:run-through="foreground"/>
    </style:style>
    <style:style style:name="gr9" style:family="graphic">
      <style:graphic-properties draw:stroke="solid" svg:stroke-width="0.035cm" svg:stroke-color="#000000" draw:marker-start="" draw:marker-start-width="0.3cm" draw:marker-start-center="false" draw:marker-end="" draw:marker-end-width="0.3cm" draw:marker-end-center="false" draw:stroke-linejoin="round" draw:fill="none" draw:fill-color="#ffffff" draw:textarea-horizontal-align="left" draw:textarea-vertical-align="middle" draw:auto-grow-height="false" fo:padding-top="0.131cm" fo:padding-bottom="0.131cm" fo:padding-left="0.25cm" fo:padding-right="0.25cm" fo:wrap-option="wrap" draw:shadow="hidden" draw:shadow-offset-x="0.3cm" draw:shadow-offset-y="0.3cm" draw:shadow-color="#808080" style:run-through="foreground"/>
    </style:style>
    <style:style style:name="gr10" style:family="graphic">
      <style:graphic-properties draw:stroke="dash" draw:stroke-dash="Dashed_20__28_var_29__20_2" svg:stroke-width="0.03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131cm" fo:padding-bottom="0.131cm" fo:padding-left="0.25cm" fo:padding-right="0.25cm" fo:wrap-option="wrap" draw:shadow="hidden" draw:shadow-offset-x="0.3cm" draw:shadow-offset-y="0.3cm" draw:shadow-color="#808080" style:run-through="foreground"/>
    </style:style>
    <style:style style:name="gr11" style:family="graphic">
      <style:graphic-properties draw:stroke="solid" svg:stroke-width="0.03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131cm" fo:padding-bottom="0.131cm" fo:padding-left="0.25cm" fo:padding-right="0.25cm" fo:wrap-option="wrap" draw:shadow="hidden" draw:shadow-offset-x="0.3cm" draw:shadow-offset-y="0.3cm" draw:shadow-color="#808080" style:run-through="foreground"/>
    </style:style>
    <style:style style:name="gr12" style:family="graphic">
      <style:graphic-properties draw:stroke="solid" svg:stroke-width="0.035cm" svg:stroke-color="#000000" draw:marker-start="" draw:marker-start-width="0.3cm" draw:marker-start-center="false" draw:marker-end="msArrowEnd_20_5" draw:marker-end-width="0.21cm" draw:marker-end-center="false" draw:stroke-linejoin="miter" draw:fill="none" draw:fill-color="#ffffff" draw:textarea-horizontal-align="left" draw:textarea-vertical-align="top" draw:auto-grow-height="false" fo:padding-top="0.131cm" fo:padding-bottom="0.131cm" fo:padding-left="0.25cm" fo:padding-right="0.25cm" fo:wrap-option="wrap" draw:shadow="hidden" draw:shadow-offset-x="0.3cm" draw:shadow-offset-y="0.3cm" draw:shadow-color="#808080" draw:start-line-spacing-horizontal="0cm" draw:start-line-spacing-vertical="0cm" draw:end-line-spacing-horizontal="0cm" draw:end-line-spacing-vertical="0cm"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textarea-vertical-align="top" draw:auto-grow-height="true" fo:min-height="0.34cm" fo:min-width="2.417cm" fo:padding-top="0.131cm" fo:padding-bottom="0.131cm" fo:padding-left="0.25cm" fo:padding-right="0.25cm" fo:wrap-option="no-wrap" draw:shadow="hidden" draw:shadow-offset-x="0.3cm" draw:shadow-offset-y="0.3cm" draw:shadow-color="#808080" style:run-through="foreground"/>
    </style:style>
    <style:style style:name="gr1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textarea-vertical-align="top" draw:auto-grow-height="true" fo:min-height="0.34cm" fo:min-width="2.683cm" fo:padding-top="0.131cm" fo:padding-bottom="0.131cm" fo:padding-left="0.25cm" fo:padding-right="0.25cm" fo:wrap-option="no-wrap" draw:shadow="hidden" draw:shadow-offset-x="0.3cm" draw:shadow-offset-y="0.3cm" draw:shadow-color="#808080" style:run-through="foreground"/>
    </style:style>
    <style:style style:name="gr1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textarea-vertical-align="top" draw:auto-grow-height="true" fo:min-height="0.34cm" fo:min-width="2.681cm" fo:padding-top="0.131cm" fo:padding-bottom="0.131cm" fo:padding-left="0.25cm" fo:padding-right="0.25cm" fo:wrap-option="no-wrap" draw:shadow="hidden" draw:shadow-offset-x="0.3cm" draw:shadow-offset-y="0.3cm" draw:shadow-color="#808080" style:run-through="foreground"/>
    </style:style>
    <style:style style:name="gr1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textarea-vertical-align="top" draw:auto-grow-height="true" fo:min-height="0.34cm" fo:min-width="2.039cm" fo:padding-top="0.131cm" fo:padding-bottom="0.131cm" fo:padding-left="0.25cm" fo:padding-right="0.25cm" fo:wrap-option="no-wrap" draw:shadow="hidden" draw:shadow-offset-x="0.3cm" draw:shadow-offset-y="0.3cm" draw:shadow-color="#808080" style:run-through="foreground"/>
    </style:style>
    <style:style style:name="gr1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textarea-vertical-align="top" draw:auto-grow-height="true" fo:min-height="0.679cm" fo:min-width="2cm" fo:padding-top="0.131cm" fo:padding-bottom="0.131cm" fo:padding-left="0.25cm" fo:padding-right="0.25cm" fo:wrap-option="no-wrap" draw:shadow="hidden" draw:shadow-offset-x="0.3cm" draw:shadow-offset-y="0.3cm" draw:shadow-color="#808080" style:run-through="foreground"/>
    </style:style>
    <style:style style:name="gr18" style:family="graphic">
      <style:graphic-properties draw:stroke="none" draw:marker-start="" draw:marker-end="" draw:fill="solid" draw:fill-color="#cccc0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solid" svg:stroke-width="0.011cm" svg:stroke-color="#000000" draw:marker-start="" draw:marker-end="" draw:fill="solid" draw:fill-color="#cfe7f5" fo:padding-top="0.005cm" fo:padding-bottom="0.005cm" fo:padding-left="0.005cm" fo:padding-right="0.0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solid" svg:stroke-width="0.011cm" svg:stroke-color="#000000" draw:marker-start="" draw:marker-end="" draw:fill="none" fo:padding-top="0.005cm" fo:padding-bottom="0.005cm" fo:padding-left="0.005cm" fo:padding-right="0.0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solid" svg:stroke-width="0.011cm" svg:stroke-color="#000000" draw:marker-start="" draw:marker-end="" draw:fill="hatch" draw:fill-hatch-name="Blue_20_Crossed_20_0_20_Degrees" fo:padding-top="0.005cm" fo:padding-bottom="0.005cm" fo:padding-left="0.005cm" fo:padding-right="0.0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solid" svg:stroke-width="0.026cm" svg:stroke-color="#000000" draw:marker-start="" draw:marker-end="" draw:fill="none" fo:padding-top="0.012cm" fo:padding-bottom="0.012cm" fo:padding-left="0.012cm" fo:padding-right="0.01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ext:tab/><text:tab/><text:span text:style-name="T2">FT5406DQ9 Touch Driver Design Document</text:span></text:p>
      <text:p text:style-name="P2"/>
      <text:p text:style-name="P13">Introduction :</text:p>
      <text:p text:style-name="P3"/>
      <text:p text:style-name="P3">This document describes the FT5406 touchsreen controller which allows kernel drivers to report details for an arbitrary number of contacts. </text:p>
      <text:p text:style-name="P3"/>
      <text:p text:style-name="P3"/>
      <text:p text:style-name="P13">FT5406DQ9 :</text:p>
      <text:p text:style-name="P3"/>
      <text:p text:style-name="P3">The FT5x06 Series ICs are single-chip capacitive touch panel controller ICs with a built-in 8 bit Micro-controller unit (MCU).They adopt the mutual capacitance approach, which supports true multi-touch capability. </text:p>
      <text:p text:style-name="P3"/>
      <text:p text:style-name="P3">Some features: </text:p>
      <text:p text:style-name="P3">* Mutual Capacitive Sensing Techniques. </text:p>
      <text:p text:style-name="P3">* True Multi-touch with up to 10 Points of Absolution X and Y Coordinates. </text:p>
      <text:p text:style-name="P3">* Immune to RF Interferences .</text:p>
      <text:p text:style-name="P3">* Auto-calibration:Insensitive to Capacitance and Environ-mental Variations. </text:p>
      <text:p text:style-name="P3">* Supports up to 26 Transmit Lines and 16 Receive Lines .</text:p>
      <text:p text:style-name="P3">* Supports up to 8” Touch Screen. </text:p>
      <text:p text:style-name="P4"/>
      <text:p text:style-name="P6"><text:span text:style-name="T4">The FT5x06 is comprised of five ma</text:span>in functional parts listed below, </text:p>
      <text:p text:style-name="P15"/>
      <text:p text:style-name="P15"><text:span text:style-name="T5">1. </text:span><text:span text:style-name="T4">Touch Panel Interface Circuits</text:span> :</text:p>
      <text:p text:style-name="P2">The main function for the AFE and AFE controller is to interface with the touch panel. It scans the panel by sending AC signals to the panel and processes the received signals from the panel. So, it supports both Transmit (TX) and Receive (RX) functions. Key pa-rameters to configure this circuit can be sent via serial interfaces, which will be explained in detail in a later section. </text:p>
      <text:p text:style-name="P2"/>
      <text:p text:style-name="P2"><text:span text:style-name="T7">2. </text:span>8051-based MCU :</text:p>
      <text:p text:style-name="P2">This MCU is 8051 compatible with some enhancements. For instant, larger <text:span text:style-name="T23">p</text:span>rogram and data memories are supported. In addition, a Multiplication-Division unit (MDU) is implemented to speed up the touch detection algorithms. Furthermore, a Flash ROM is implemented to store program s and some key parameters. </text:p>
      <text:p text:style-name="P2">Complex signal processing algorithms are implemented with firmware running on this MCU to process further the received signals in order to detect the touches reliably. Comm unication protocol software is also implemented on this MCU to exchange data and control information with the host processor. </text:p>
      <text:p text:style-name="P4"/>
      <text:p text:style-name="P3"><text:span text:style-name="T7">3. </text:span>External Interface: </text:p>
      <text:p text:style-name="P3">* I2C/SPI: an interface for data exchange with host .</text:p>
      <text:p text:style-name="P3">* INT: an interrupt signal to inform the host processor that touch data <text:s/>is ready for read .</text:p>
      <text:p text:style-name="P3">* WAKE: an interrupt signal for the host to change FT5x06 from Hibernate to Active mode .</text:p>
      <text:p text:style-name="P3">* /RST: an external low signal reset the chip .</text:p>
      <text:p text:style-name="P3"/>
      <text:p text:style-name="P7"><text:span text:style-name="T3">4. </text:span>A watch dog timer is implemented to ensure the robustness of the chip. </text:p>
      <text:p text:style-name="P2"/>
      <text:p text:style-name="P2"><text:span text:style-name="T7">5. </text:span>A voltage regulator to generate 1.8V for digital circuits from the input VDD3 supply.</text:p>
      <text:p text:style-name="P2"/>
      <text:p text:style-name="P41">Operation Modes :</text:p>
      <text:p text:style-name="P41"/>
      <text:p text:style-name="P2"><text:soft-page-break/>FT5x06 operates in the following three modes: </text:p>
      <text:p text:style-name="P2"/>
      <text:p text:style-name="P2">Active Mode : </text:p>
      <text:p text:style-name="P2">When in this mode, FT5x06 actively scans the panel. The default scan rate is 60 frames per second. The host processor can configure FT5x06 to speed up or to slow down. </text:p>
      <text:p text:style-name="P1"/>
      <text:p text:style-name="P2">Monitor Mode : </text:p>
      <text:p text:style-name="P2">When in this mode, FT5x06 scans the panel at a reduced speed. The default scan rate is 25 frames per second and the host processor can increase or decrease this rate. When in this mode, most algorithms are stopped. A simpler algorithm is being executed to de-termine if there is a touch or not. When a touch is detected, FT5x06 shall enter the Active mode immediately to acquire the touch information quickly. During this mode, the serial port is closed and no data shall be transferred with the host processor. </text:p>
      <text:p text:style-name="P2"/>
      <text:p text:style-name="P2">Hibernate Mode : </text:p>
      <text:p text:style-name="P2">In this mode, the chip is set in a power down mode. It shall only respond to the “WAKE” or “RESET” signal from the host processor. The chip therefore consumes very little current, which help prolong the standby time for the portable devices. </text:p>
      <text:p text:style-name="P2"/>
      <text:p text:style-name="P2"/>
      <text:p text:style-name="P2">Host Interface : </text:p>
      <text:p text:style-name="P2"/>
      <text:p text:style-name="P2"><text:span text:style-name="T18">The bellow f</text:span>igure <text:s/>shows the interface between a host processor and FT5x06. This interface consists of the following three sets of signals: </text:p>
      <text:p text:style-name="P2"/>
      <text:p text:style-name="P2">* Serial Interface. </text:p>
      <text:p text:style-name="P2">* Interrupt from FT5x06 to the Host. </text:p>
      <text:p text:style-name="P2">* Wake-up Signal from the Host to FT5x06.</text:p>
      <text:p text:style-name="P2"/>
      <text:p text:style-name="P2"><draw:polygon text:anchor-type="paragraph" draw:z-index="40" draw:style-name="gr18" svg:width="2.586cm" svg:height="4.434cm" svg:x="12.199cm" svg:y="0.132cm" svg:viewBox="0 0 2587 4435" draw:points="0,4435 2587,4435 2587,0 0,0"><text:p text:style-name="P56"><text:span text:style-name="T27"><text:s/></text:span></text:p><text:p text:style-name="P56"><text:span text:style-name="T27"/></text:p><text:p text:style-name="P56"><text:span text:style-name="T27"/></text:p><text:p text:style-name="P56"><text:span text:style-name="T27"><text:s text:c="5"/></text:span><text:span text:style-name="T27">Host</text:span></text:p></draw:polygon><draw:polygon text:anchor-type="paragraph" draw:z-index="41" draw:style-name="gr19" draw:text-style-name="P57" svg:width="7.322cm" svg:height="4.421cm" svg:x="0cm" svg:y="0.069cm" svg:viewBox="0 0 7323 4422" draw:points="0,4422 7323,4422 7323,0 0,0"><text:p><text:span text:style-name="T28"><text:s text:c="47"/></text:span><text:span text:style-name="T29">TP Module</text:span></text:p><text:p><text:span text:style-name="T28"/></text:p><text:p><text:span text:style-name="T28"/></text:p><text:p><text:span text:style-name="T28"><text:s text:c="38"/></text:span><text:span text:style-name="T30">Tx</text:span></text:p><text:p><text:span text:style-name="T28"><text:s text:c="9"/></text:span><text:span text:style-name="T31">TP</text:span><text:span text:style-name="T28"> <text:s text:c="29"/></text:span><text:span text:style-name="T32">FT5x06</text:span></text:p><text:p><text:span text:style-name="T32"><text:s text:c="43"/></text:span></text:p><text:p><text:span text:style-name="T32"><text:s text:c="39"/></text:span><text:span text:style-name="T33">Rx</text:span><text:span text:style-name="T32"> <text:s text:c="9"/></text:span></text:p><text:p><text:span text:style-name="T32"/></text:p></draw:polygon></text:p>
      <text:p text:style-name="Standard"><draw:polygon text:anchor-type="paragraph" draw:z-index="43" draw:style-name="gr21" svg:width="1.827cm" svg:height="3.408cm" svg:x="0.271cm" svg:y="0.175cm" svg:viewBox="0 0 1828 3409" draw:points="0,3409 1828,3409 1828,0 0,0"><text:p/></draw:polygon><text:span text:style-name="T8"> <text:s text:c="79"/></text:span><text:span text:style-name="T16">Serial Interface</text:span></text:p>
      <text:p text:style-name="P2"><draw:polygon text:anchor-type="paragraph" draw:z-index="44" draw:style-name="gr22" svg:width="0.827cm" svg:height="0.269cm" svg:x="7.408cm" svg:y="0.002cm" svg:viewBox="0 0 828 270" draw:points="828,270 0,132 828,0"><text:p/></draw:polygon><draw:polygon text:anchor-type="paragraph" draw:z-index="48" draw:style-name="gr22" svg:width="0.7cm" svg:height="0.287cm" svg:x="11.498cm" svg:y="0cm" svg:viewBox="0 0 701 288" draw:points="0,0 701,141 0,288"><text:p/></draw:polygon><draw:polygon text:anchor-type="paragraph" draw:z-index="47" draw:style-name="gr22" svg:width="3.263cm" svg:height="0cm" svg:x="8.235cm" svg:y="0.153cm" svg:viewBox="0 0 3264 0" draw:points="3264,0 0,0"><text:p/></draw:polygon><draw:polygon text:anchor-type="paragraph" draw:z-index="42" draw:style-name="gr20" svg:width="2.821cm" svg:height="2.335cm" svg:x="3.958cm" svg:y="0.444cm" svg:viewBox="0 0 2822 2336" draw:points="0,2336 2822,2336 2822,0 0,0"><text:p/></draw:polygon> <text:s text:c="135"/></text:p>
      <text:p text:style-name="P2"><draw:polygon text:anchor-type="paragraph" draw:z-index="51" draw:style-name="gr22" svg:width="0.447cm" svg:height="0.269cm" svg:x="2.099cm" svg:y="0.219cm" svg:viewBox="0 0 448 270" draw:points="448,270 0,132 448,0"><text:p/></draw:polygon><draw:line text:anchor-type="paragraph" draw:z-index="54" draw:style-name="gr20" draw:text-style-name="P57" svg:x1="2.546cm" svg:y1="0.356cm" svg:x2="3.958cm" svg:y2="0.356cm"><text:p/></draw:line></text:p>
      <text:p text:style-name="P2"><text:s text:c="75"/></text:p>
      <text:p text:style-name="Standard"><text:span text:style-name="T8"><text:s text:c="82"/></text:span><text:span text:style-name="T16">INT</text:span></text:p>
      <text:p text:style-name="P10"><draw:polygon text:anchor-type="paragraph" draw:z-index="49" draw:style-name="gr22" svg:width="0.7cm" svg:height="0.287cm" svg:x="11.498cm" svg:y="0cm" svg:viewBox="0 0 701 288" draw:points="0,0 701,141 0,288"><text:p/></draw:polygon><draw:line text:anchor-type="paragraph" draw:z-index="50" draw:style-name="gr20" svg:x1="7.324cm" svg:y1="0.171cm" svg:x2="11.499cm" svg:y2="0.171cm"><text:p/></draw:line><draw:polygon text:anchor-type="paragraph" draw:z-index="52" draw:style-name="gr22" svg:width="0.419cm" svg:height="0.287cm" svg:x="3.538cm" svg:y="0.25cm" svg:viewBox="0 0 420 288" draw:points="0,0 420,141 0,288"><text:p/></draw:polygon><draw:line text:anchor-type="paragraph" draw:z-index="53" draw:style-name="gr20" draw:text-style-name="P57" svg:x1="2.126cm" svg:y1="0.407cm" svg:x2="3.538cm" svg:y2="0.407cm"><text:p/></draw:line> <text:s text:c="247"/></text:p>
      <text:p text:style-name="P26"><text:span text:style-name="T8"><text:s text:c="91"/></text:span><text:span text:style-name="T16">WAKE</text:span><text:span text:style-name="T8"> <text:s text:c="74"/></text:span></text:p>
      <text:p text:style-name="P10"><draw:polygon text:anchor-type="paragraph" draw:z-index="45" draw:style-name="gr22" svg:width="0.827cm" svg:height="0.269cm" svg:x="7.408cm" svg:y="0.002cm" svg:viewBox="0 0 828 270" draw:points="828,270 0,132 828,0"><text:p/></draw:polygon><draw:line text:anchor-type="paragraph" draw:z-index="46" draw:style-name="gr20" svg:x1="8.236cm" svg:y1="0.145cm" svg:x2="12.094cm" svg:y2="0.145cm"><text:p/></draw:line> <text:s text:c="164"/></text:p>
      <text:p text:style-name="P10"><text:s text:c="167"/></text:p>
      <text:p text:style-name="P10"><text:s text:c="159"/></text:p>
      <text:p text:style-name="P25"><text:span text:style-name="T8"><text:s text:c="54"/></text:span><text:span text:style-name="T17">Figure : Host Interface Diagram </text:span></text:p>
      <text:p text:style-name="P44"><text:s text:c="122"/></text:p>
      <text:p text:style-name="P10"><text:s text:c="156"/></text:p>
      <text:p text:style-name="P7"><text:span text:style-name="T3">The serial interfaces of FT5x06 is I2C or SPI. The details of th</text:span>is interface are described in detail in Section 2.5. The interrupt signal (/INT) is used for FT5x06 to inform the host that data are ready for the host to receive. The /WAKE signal is used for the host to wake up FT5x06 from the Hibernate mode. After exiting the Hi</text:p>
      <text:p text:style-name="P2">bernate mode, FT5x06 shall enter the Active mode. </text:p>
      <text:p text:style-name="P2"/>
      <text:p text:style-name="P2">Serial Interface : </text:p>
      <text:p text:style-name="P2">FT5x06 supports the I2C or SPI interfaces, which can be used by a host processor or other devices. </text:p>
      <text:p text:style-name="P2"/>
      <text:p text:style-name="P2"><text:soft-page-break/></text:p>
      <table:table table:name="Table2" table:style-name="Table2">
        <table:table-column table:style-name="Table2.A"/>
        <table:table-column table:style-name="Table2.B"/>
        <table:table-row>
          <table:table-cell table:style-name="Table2.A1" office:value-type="string">
            <text:p text:style-name="P30">Control Signal</text:p>
          </table:table-cell>
          <table:table-cell table:style-name="Table2.B1" office:value-type="string">
            <text:p text:style-name="P29"><text:s text:c="6"/><text:span text:style-name="T9">Pin Number</text:span></text:p>
          </table:table-cell>
        </table:table-row>
        <table:table-row>
          <table:table-cell table:style-name="Table2.A2" office:value-type="string">
            <text:p text:style-name="P8"><text:s/>INT</text:p>
          </table:table-cell>
          <table:table-cell table:style-name="Table2.B2" office:value-type="string">
            <text:p text:style-name="P29"><text:s text:c="5"/><text:span text:style-name="T10">38</text:span></text:p>
          </table:table-cell>
        </table:table-row>
        <table:table-row>
          <table:table-cell table:style-name="Table2.A2" office:value-type="string">
            <text:p text:style-name="P29"><text:s/><text:span text:style-name="T9">WAKE</text:span></text:p>
          </table:table-cell>
          <table:table-cell table:style-name="Table2.B2" office:value-type="string">
            <text:p text:style-name="P29"><text:s text:c="5"/><text:span text:style-name="T10">37</text:span></text:p>
          </table:table-cell>
        </table:table-row>
      </table:table>
      <text:p text:style-name="P3"/>
      <text:p text:style-name="P13"/>
      <text:p text:style-name="P19"/>
      <table:table table:name="Table1" table:style-name="Table1">
        <table:table-column table:style-name="Table1.A" table:number-columns-repeated="3"/>
        <table:table-column table:style-name="Table1.D"/>
        <table:table-row>
          <table:table-cell table:style-name="Table1.A1" office:value-type="string">
            <text:p text:style-name="P20">Product Name</text:p>
          </table:table-cell>
          <table:table-cell table:style-name="Table1.A1" office:value-type="string">
            <text:p text:style-name="P21">Package Type</text:p>
          </table:table-cell>
          <table:table-cell table:style-name="Table1.A1" office:value-type="string">
            <text:p text:style-name="P21"># TX Pins</text:p>
          </table:table-cell>
          <table:table-cell table:style-name="Table1.D1" office:value-type="string">
            <text:p text:style-name="P21"># RX Pins</text:p>
            <text:p text:style-name="P21"><text:bookmark text:name="f24141"/><text:bookmark text:name="f24131"/><text:bookmark text:name="f24121"/></text:p>
          </table:table-cell>
        </table:table-row>
        <table:table-row>
          <table:table-cell table:style-name="Table1.A2" office:value-type="string">
            <text:p text:style-name="P21"><text:bookmark text:name="f2424"/>FT5206GE1</text:p>
          </table:table-cell>
          <table:table-cell table:style-name="Table1.A2" office:value-type="string">
            <text:p text:style-name="P21">QFN-40L</text:p>
          </table:table-cell>
          <table:table-cell table:style-name="Table1.A2" office:value-type="string">
            <text:p text:style-name="P21">15</text:p>
          </table:table-cell>
          <table:table-cell table:style-name="Table1.D2" office:value-type="string">
            <text:p text:style-name="P21"><text:bookmark text:name="f24122"/>10</text:p>
            <text:p text:style-name="P21"/>
          </table:table-cell>
        </table:table-row>
        <table:table-row>
          <table:table-cell table:style-name="Table1.A2" office:value-type="string">
            <text:p text:style-name="P21"><text:bookmark text:name="f24110"/>FT5306DE4</text:p>
          </table:table-cell>
          <table:table-cell table:style-name="Table1.A2" office:value-type="string">
            <text:p text:style-name="P21">QFN-48L</text:p>
          </table:table-cell>
          <table:table-cell table:style-name="Table1.A2" office:value-type="string">
            <text:p text:style-name="P31">20</text:p>
          </table:table-cell>
          <table:table-cell table:style-name="Table1.D2" office:value-type="string">
            <text:p text:style-name="P21"><text:bookmark text:name="f24133"/>12</text:p>
            <text:p text:style-name="P21"/>
          </table:table-cell>
        </table:table-row>
        <table:table-row>
          <table:table-cell table:style-name="Table1.A2" office:value-type="string">
            <text:p text:style-name="P21"><text:bookmark text:name="f2421"/>FT5406DQ9</text:p>
          </table:table-cell>
          <table:table-cell table:style-name="Table1.A2" office:value-type="string">
            <text:p text:style-name="P21">QFN-56L</text:p>
          </table:table-cell>
          <table:table-cell table:style-name="Table1.A2" office:value-type="string">
            <text:p text:style-name="P30">26</text:p>
          </table:table-cell>
          <table:table-cell table:style-name="Table1.D2" office:value-type="string">
            <text:p text:style-name="P21"><text:bookmark text:name="f24144"/>16</text:p>
            <text:p text:style-name="P21"/>
          </table:table-cell>
        </table:table-row>
        <table:table-row>
          <table:table-cell table:style-name="Table1.A2" office:value-type="string">
            <text:p text:style-name="P21">FT5406EE8</text:p>
          </table:table-cell>
          <table:table-cell table:style-name="Table1.A2" office:value-type="string">
            <text:p text:style-name="P21">QFN-68L</text:p>
          </table:table-cell>
          <table:table-cell table:style-name="Table1.A2" office:value-type="string">
            <text:p text:style-name="P30">28</text:p>
          </table:table-cell>
          <table:table-cell table:style-name="Table1.D2" office:value-type="string">
            <text:p text:style-name="P21"/>
            <text:p text:style-name="P21">16</text:p>
          </table:table-cell>
        </table:table-row>
      </table:table>
      <text:p text:style-name="P13"/>
      <text:p text:style-name="P13"/>
      <text:p text:style-name="P13">Raspberry pi 7" Multitouch Display :</text:p>
      <text:p text:style-name="P3"/>
      <text:p text:style-name="P3">In this build, we're using the official 7” multitouch display from the Raspberry Pi foundation. It features a beautiful IPS display and includes the drivers to work on a Raspberry Pi 3. </text:p>
      <text:p text:style-name="P5"/>
      <text:p text:style-name="P5"/>
      <text:p text:style-name="P14">Raspberry pi 3 :</text:p>
      <text:p text:style-name="P5"/>
      <text:p text:style-name="P5">The Raspberry Pi display is an LCD display which connects to the Raspberry Pi through the DSI connector. In some situations, it allows for the use of both the HDMI and LCD displays at the same time (this requires software support). </text:p>
      <text:p text:style-name="P5"/>
      <text:p text:style-name="P5">The DSI connector on the Model A/B boards does not have the I2C connections required to talk to the touchscreen controller and DSI controller. </text:p>
      <text:p text:style-name="P5"/>
      <text:h text:style-name="P40" text:outline-level="1">Raspberry Pi LCD DSI Display Connector</text:h>
      <text:p text:style-name="P28">The Raspberry Pi connector S2 is a <text:span text:style-name="Emphasis">display serial interface</text:span> (DSI) for connecting a <text:span text:style-name="Emphasis">liquid crystal display</text:span> (LCD) panel using a 15-pin ribbon cable. The <text:span text:style-name="Emphasis">mobile industry processor interface</text:span> (MIPI) inside the Broadcom BCM2835 IC feeds graphics data directly to the display panel through this connector. This article looks at the connector pinout, and some of the display panels compatible with the port.</text:p>
      <text:p text:style-name="Text_20_body">If you look at the <text:a xlink:type="simple" xlink:href="https://www.petervis.com/Raspberry_PI/BCM2835_Block_Diagram/BCM2835_Block_Diagram.html">BCM2835 Block Diagram</text:a>, you will see that it has internal circuitry to drive a colour LCD display panel. The S2 connector provides a fast high-resolution display interface dedicated for the purposes of sending video data directly from the GPU to a compatible display.</text:p>
      <text:p text:style-name="P5"/>
      <text:p text:style-name="P3"/>
      <text:p text:style-name="P3"><text:soft-page-break/><text:span text:style-name="T1">DSI(Display serieal Interface) :</text:span> </text:p>
      <text:p text:style-name="P3"/>
      <text:p text:style-name="P3">DSI (Display serial interface) is a high-speed serial interface based on a number of (1GBits) data lanes. </text:p>
      <text:p text:style-name="P3"/>
      <text:h text:style-name="P39" text:outline-level="2">DSI Connector Pinout :</text:h>
      <table:table table:name="Table3" table:style-name="Table3">
        <table:table-column table:style-name="Table3.A"/>
        <table:table-column table:style-name="Table3.B"/>
        <table:table-row>
          <table:table-cell table:style-name="Table3.A1" office:value-type="string">
            <text:p text:style-name="Table_20_Contents">Socket S2 Pin</text:p>
          </table:table-cell>
          <table:table-cell table:style-name="Table3.A1" office:value-type="string">
            <text:p text:style-name="Table_20_Contents">Function</text:p>
          </table:table-cell>
        </table:table-row>
        <table:table-row>
          <table:table-cell table:style-name="Table3.A1" office:value-type="string">
            <text:p text:style-name="Table_20_Contents">1</text:p>
          </table:table-cell>
          <table:table-cell table:style-name="Table3.A1" office:value-type="string">
            <text:p text:style-name="Table_20_Contents">Ground</text:p>
          </table:table-cell>
        </table:table-row>
        <table:table-row>
          <table:table-cell table:style-name="Table3.A1" office:value-type="string">
            <text:p text:style-name="Table_20_Contents">2</text:p>
          </table:table-cell>
          <table:table-cell table:style-name="Table3.A1" office:value-type="string">
            <text:p text:style-name="Table_20_Contents">Data Lane 1 N</text:p>
          </table:table-cell>
        </table:table-row>
        <table:table-row>
          <table:table-cell table:style-name="Table3.A1" office:value-type="string">
            <text:p text:style-name="Table_20_Contents">3</text:p>
          </table:table-cell>
          <table:table-cell table:style-name="Table3.A1" office:value-type="string">
            <text:p text:style-name="Table_20_Contents">Data Lane 1 P</text:p>
          </table:table-cell>
        </table:table-row>
        <table:table-row>
          <table:table-cell table:style-name="Table3.A1" office:value-type="string">
            <text:p text:style-name="Table_20_Contents">4</text:p>
          </table:table-cell>
          <table:table-cell table:style-name="Table3.A1" office:value-type="string">
            <text:p text:style-name="Table_20_Contents">Ground</text:p>
          </table:table-cell>
        </table:table-row>
        <table:table-row>
          <table:table-cell table:style-name="Table3.A1" office:value-type="string">
            <text:p text:style-name="Table_20_Contents">5</text:p>
          </table:table-cell>
          <table:table-cell table:style-name="Table3.A1" office:value-type="string">
            <text:p text:style-name="Table_20_Contents">Clock N</text:p>
          </table:table-cell>
        </table:table-row>
        <table:table-row>
          <table:table-cell table:style-name="Table3.A1" office:value-type="string">
            <text:p text:style-name="Table_20_Contents">6</text:p>
          </table:table-cell>
          <table:table-cell table:style-name="Table3.A1" office:value-type="string">
            <text:p text:style-name="Table_20_Contents">Clock P</text:p>
          </table:table-cell>
        </table:table-row>
        <table:table-row>
          <table:table-cell table:style-name="Table3.A1" office:value-type="string">
            <text:p text:style-name="Table_20_Contents">7</text:p>
          </table:table-cell>
          <table:table-cell table:style-name="Table3.A1" office:value-type="string">
            <text:p text:style-name="Table_20_Contents">Ground</text:p>
          </table:table-cell>
        </table:table-row>
        <table:table-row>
          <table:table-cell table:style-name="Table3.A1" office:value-type="string">
            <text:p text:style-name="Table_20_Contents">8</text:p>
          </table:table-cell>
          <table:table-cell table:style-name="Table3.A1" office:value-type="string">
            <text:p text:style-name="Table_20_Contents">Data Lane 0 N</text:p>
          </table:table-cell>
        </table:table-row>
        <table:table-row>
          <table:table-cell table:style-name="Table3.A1" office:value-type="string">
            <text:p text:style-name="Table_20_Contents">9</text:p>
          </table:table-cell>
          <table:table-cell table:style-name="Table3.A1" office:value-type="string">
            <text:p text:style-name="Table_20_Contents">Data Lane 0 P</text:p>
          </table:table-cell>
        </table:table-row>
        <table:table-row>
          <table:table-cell table:style-name="Table3.A1" office:value-type="string">
            <text:p text:style-name="Table_20_Contents">10</text:p>
          </table:table-cell>
          <table:table-cell table:style-name="Table3.A1" office:value-type="string">
            <text:p text:style-name="Table_20_Contents">Ground</text:p>
          </table:table-cell>
        </table:table-row>
        <table:table-row>
          <table:table-cell table:style-name="Table3.A1" office:value-type="string">
            <text:p text:style-name="Table_20_Contents">11</text:p>
          </table:table-cell>
          <table:table-cell table:style-name="Table3.A1" office:value-type="string">
            <text:p text:style-name="P32"/>
          </table:table-cell>
        </table:table-row>
        <table:table-row>
          <table:table-cell table:style-name="Table3.A1" office:value-type="string">
            <text:p text:style-name="Table_20_Contents">12</text:p>
          </table:table-cell>
          <table:table-cell table:style-name="Table3.A1" office:value-type="string">
            <text:p text:style-name="P33"/>
          </table:table-cell>
        </table:table-row>
        <table:table-row>
          <table:table-cell table:style-name="Table3.A1" office:value-type="string">
            <text:p text:style-name="Table_20_Contents">13</text:p>
          </table:table-cell>
          <table:table-cell table:style-name="Table3.A1" office:value-type="string">
            <text:p text:style-name="Table_20_Contents">Ground</text:p>
          </table:table-cell>
        </table:table-row>
        <table:table-row>
          <table:table-cell table:style-name="Table3.A1" office:value-type="string">
            <text:p text:style-name="Table_20_Contents">14</text:p>
          </table:table-cell>
          <table:table-cell table:style-name="Table3.A1" office:value-type="string">
            <text:p text:style-name="Table_20_Contents">+3.3 V</text:p>
          </table:table-cell>
        </table:table-row>
        <table:table-row>
          <table:table-cell table:style-name="Table3.A1" office:value-type="string">
            <text:p text:style-name="Table_20_Contents">15</text:p>
          </table:table-cell>
          <table:table-cell table:style-name="Table3.A1" office:value-type="string">
            <text:p text:style-name="Table_20_Contents">+3.3 V</text:p>
          </table:table-cell>
        </table:table-row>
      </table:table>
      <text:p text:style-name="P3"/>
      <text:p text:style-name="P3"/>
      <text:p text:style-name="P13">Input subsysteam :</text:p>
      <text:p text:style-name="P3"/>
      <text:p text:style-name="P3">The input subsystem is the part of the Linux kernel that manages the various input devices that a user uses to interact with the kernel, command line and graphical user interface. </text:p>
      <text:p text:style-name="P3">Examples:- </text:p>
      <text:p text:style-name="P3"><text:tab/>1.Keyboards </text:p>
      <text:p text:style-name="P3"><text:tab/>2.Mice </text:p>
      <text:p text:style-name="P3"><text:tab/>3.Joysticks </text:p>
      <text:p text:style-name="P3"><text:tab/>4.Touch Screens </text:p>
      <text:p text:style-name="P3"/>
      <text:p text:style-name="P3">This subsystem is part of the kernel because these devices usually are accessed through special hardware interfaces (such as serial ports,PS/2, SPI, I2C and USB), which are protected and managed by the kernel itself. </text:p>
      <text:p text:style-name="P3"><text:tab/></text:p>
      <text:p text:style-name="P3"/>
      <text:p text:style-name="P3">The event interface allows you to query which features and capabilities are available for a particular device. The types of events supported by the event interface are: </text:p>
      <text:p text:style-name="P3"/>
      <text:p text:style-name="P3">A wide range of individual codes can be found within each event type. For example, the EV_ABS specifies codes to distinguishes between ABS_X, ABS_Y and ABS_Z axes and ABS_PRESSURE and many more. Similarly, the EV_KEY feature type includes literally hundreds of different key and button codes. <text:s text:c="10"/><text:tab/> <text:s text:c="4"/></text:p>
      <text:p text:style-name="P3"><text:tab/> </text:p>
      <text:p text:style-name="P3">The three major elements of the input subsystem are: </text:p>
      <text:p text:style-name="P3"><text:soft-page-break/>1.Input Core </text:p>
      <text:p text:style-name="P3">2.Event Handlers </text:p>
      <text:p text:style-name="P3">3.Input Device Drivers </text:p>
      <text:p text:style-name="P3"/>
      <text:p text:style-name="P3">Note that while the normal path is from low-level hardware to drivers, drivers to input core, input core to handler and handler to user space, there usually is a return path as well. </text:p>
      <text:p text:style-name="P3"/>
      <text:p text:style-name="P3">This return path allows for such things as setting the LEDs on a keyboard and providing motion commands to force feedback joysticks. </text:p>
      <text:p text:style-name="P3"/>
      <text:p text:style-name="P3">The code work flow of input devices:- </text:p>
      <text:p text:style-name="P3"/>
      <text:p text:style-name="P3"><draw:g text:anchor-type="paragraph" draw:z-index="39" draw:name="Group 132" draw:style-name="gr4"><draw:custom-shape draw:name="Rounded Rectangle 10" draw:style-name="gr5" draw:text-style-name="P53" xml:id="id2" draw:id="id2" svg:width="2.578cm" svg:height="0.842cm" svg:x="0.563cm" svg:y="9.348cm"><text:p text:style-name="P52"><text:span text:style-name="T25">Seri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Rounded Rectangle 11" draw:style-name="gr5" draw:text-style-name="P53" xml:id="id8" draw:id="id8" svg:width="2.578cm" svg:height="0.842cm" svg:x="3.413cm" svg:y="9.348cm"><text:p text:style-name="P52"><text:span text:style-name="T25">USB HI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Rounded Rectangle 12" draw:style-name="gr5" draw:text-style-name="P53" xml:id="id7" draw:id="id7" svg:width="2.578cm" svg:height="0.842cm" svg:x="6.262cm" svg:y="9.348cm"><text:p text:style-name="P52"><text:span text:style-name="T25">Bluetooth</text:span></text:p><text:p text:style-name="P52"><text:span text:style-name="T25">HI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Rounded Rectangle 13" draw:style-name="gr5" draw:text-style-name="P53" xml:id="id6" draw:id="id6" svg:width="2.578cm" svg:height="0.842cm" svg:x="9.111cm" svg:y="9.348cm"><text:p text:style-name="P52"><text:span text:style-name="T25">I2C</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Rounded Rectangle 14" draw:style-name="gr5" draw:text-style-name="P53" xml:id="id5" draw:id="id5" svg:width="2.574cm" svg:height="0.842cm" svg:x="11.963cm" svg:y="9.352cm"><text:p text:style-name="P52"><text:span text:style-name="T25">SP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Rounded Rectangle 16" draw:style-name="gr5" draw:text-style-name="P53" xml:id="id3" draw:id="id3" svg:width="2.578cm" svg:height="0.842cm" svg:x="14.81cm" svg:y="9.348cm"><text:p text:style-name="P52"><text:span text:style-name="T25">GPI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Rounded Rectangle 17" draw:style-name="gr5" draw:text-style-name="P53" xml:id="id1" draw:id="id1" svg:width="2.578cm" svg:height="1.523cm" svg:x="0.563cm" svg:y="11.58cm"><text:p text:style-name="P52"><text:span text:style-name="T25">PS/2</text:span></text:p><text:p text:style-name="P52"><text:span text:style-name="T25">Mouse</text:span></text:p><text:p text:style-name="P52"><text:span text:style-name="T25">Keyboard</text:span></text:p><text:p text:style-name="P52"><text:span text:style-name="T25">Touch </text:span></text:p><text:p text:style-name="P52"><text:span text:style-name="T25">Controll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Rounded Rectangle 18" draw:style-name="gr5" draw:text-style-name="P53" svg:width="2.578cm" svg:height="1.11cm" svg:x="3.413cm" svg:y="11.58cm"><text:p text:style-name="P52"><text:span text:style-name="T25"/></text:p><text:p text:style-name="P52"><text:span text:style-name="T25">Serio</text:span></text:p><text:p text:style-name="P52"><text:span text:style-name="T25">Mouse</text:span></text:p><text:p text:style-name="P52"><text:span text:style-name="T25">Keyboard</text:span></text:p><text:p text:style-name="P52"><text:span text:style-name="T26"/></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Rounded Rectangle 19" draw:style-name="gr5" draw:text-style-name="P53" svg:width="2.578cm" svg:height="1.11cm" svg:x="6.262cm" svg:y="11.58cm"><text:p text:style-name="P52"><text:span text:style-name="T25">Bluetooth </text:span></text:p><text:p text:style-name="P52"><text:span text:style-name="T25">Mouse</text:span></text:p><text:p text:style-name="P52"><text:span text:style-name="T25">Keyboar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Rounded Rectangle 20" draw:style-name="gr5" draw:text-style-name="P53" svg:width="2.578cm" svg:height="0.842cm" svg:x="9.111cm" svg:y="11.58cm"><text:p text:style-name="P52"><text:span text:style-name="T25">I2C Touch</text:span></text:p><text:p text:style-name="P52"><text:span text:style-name="T25">Controll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Rounded Rectangle 21" draw:style-name="gr5" draw:text-style-name="P53" svg:width="2.574cm" svg:height="1.11cm" svg:x="11.963cm" svg:y="11.58cm"><text:p text:style-name="P52"><text:span text:style-name="T25">SPI</text:span></text:p><text:p text:style-name="P52"><text:span text:style-name="T25">Accelero</text:span></text:p><text:p text:style-name="P52"><text:span text:style-name="T25">met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Rounded Rectangle 22" draw:style-name="gr5" draw:text-style-name="P53" svg:width="2.578cm" svg:height="0.842cm" svg:x="14.81cm" svg:y="11.58cm"><text:p text:style-name="P52"><text:span text:style-name="T25">Rotar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Oval 23" draw:style-name="gr5" draw:text-style-name="P53" xml:id="id4" draw:id="id4" svg:width="4.22cm" svg:height="1.158cm" svg:x="3.413cm" svg:y="7.195cm"><text:p text:style-name="P52"><text:span text:style-name="T25">Input</text:span></text:p><text:p text:style-name="P52"><text:span text:style-name="T25">Device Driver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 draw:style-name="gr5" draw:text-style-name="P53" svg:width="4.22cm" svg:height="1.158cm" svg:x="6.25cm" svg:y="5.106cm"><text:p text:style-name="P52"><text:span text:style-name="T25">Input</text:span><text:span text:style-name="T26"> COR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5" draw:style-name="gr5" draw:text-style-name="P53" xml:id="id11" draw:id="id11" svg:width="6.404cm" svg:height="1.405cm" svg:x="8.774cm" svg:y="7.008cm"><text:p text:style-name="P52"><text:span text:style-name="T25">Input</text:span><text:span text:style-name="T26"> Event Handlers</text:span></text:p><text:p text:style-name="P52"><text:span text:style-name="T25">mousedev, joydev, keyboard, </text:span></text:p><text:p text:style-name="P52"><text:span text:style-name="T25">evdev </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Rounded Rectangle 26" draw:style-name="gr5" draw:text-style-name="P53" xml:id="id10" draw:id="id10" svg:width="2.578cm" svg:height="0.842cm" svg:x="14.81cm" svg:y="5.649cm"><text:p text:style-name="P52"><text:span text:style-name="T25">Virtual</text:span></text:p><text:p text:style-name="P52"><text:span text:style-name="T25">Termina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Rectangle 27" draw:style-name="gr6" draw:text-style-name="P53" xml:id="id9" draw:id="id9" svg:width="2.578cm" svg:height="0.556cm" svg:x="14.81cm" svg:y="3.785cm"><text:p text:style-name="P52"><text:span text:style-name="T25">Console</text:span></text:p><draw:enhanced-geometry svg:viewBox="0 0 21600 21600" draw:type="rectangle" draw:enhanced-path="M 0 0 L 21600 0 21600 21600 0 21600 0 0 Z N"/></draw:custom-shape><draw:custom-shape draw:name="Folded Corner 28" draw:style-name="gr5" draw:text-style-name="P53" svg:width="3.327cm" svg:height="0.858cm" svg:x="0.563cm" svg:y="1.252cm"><text:p text:style-name="P52"><text:span text:style-name="T25">X Windows</text:span></text:p><draw:enhanced-geometry svg:viewBox="0 0 21600 21600" draw:glue-points="10800 0 0 10800 10800 21600 21600 10800" draw:text-areas="0 0 21600 ?f11" draw:type="paper" draw:modifiers="180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name="Flowchart: Preparation 29" draw:style-name="gr6" draw:text-style-name="P53" xml:id="id12" draw:id="id12" svg:width="5.404cm" svg:height="1.318cm" svg:x="5.453cm" svg:y="3.125cm"><text:p text:style-name="P52"><text:span text:style-name="T25">/dev/input/mice</text:span></text:p><text:p text:style-name="P52"><text:span text:style-name="T25">/dev/input/eventX</text:span></text:p><text:p text:style-name="P52"><text:span text:style-name="T25">/dev/input/js</text:span></text:p><draw:enhanced-geometry svg:viewBox="0 0 21600 21600" draw:glue-points="10800 0 0 10800 10800 21600 21600 10800" draw:text-areas="4350 0 17250 21600" draw:type="flowchart-preparation" draw:enhanced-path="M 4350 0 L 17250 0 21600 10800 17250 21600 4350 21600 0 10800 4350 0 Z N"/></draw:custom-shape><draw:custom-shape draw:name="Folded Corner 30" draw:style-name="gr5" draw:text-style-name="P53" xml:id="id13" draw:id="id13" svg:width="3.327cm" svg:height="0.858cm" svg:x="6.465cm" svg:y="1.252cm"><text:p text:style-name="P52"><text:span text:style-name="T25">Qt</text:span></text:p><draw:enhanced-geometry svg:viewBox="0 0 21600 21600" draw:glue-points="10800 0 0 10800 10800 21600 21600 10800" draw:text-areas="0 0 21600 ?f11" draw:type="paper" draw:modifiers="180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name="Folded Corner 31" draw:style-name="gr5" draw:text-style-name="P53" svg:width="5.021cm" svg:height="0.858cm" svg:x="12.367cm" svg:y="1.252cm"><text:p text:style-name="P52"><text:span text:style-name="T25">Custom Application</text:span></text:p><draw:enhanced-geometry svg:viewBox="0 0 21600 21600" draw:glue-points="10800 0 0 10800 10800 21600 21600 10800" draw:text-areas="0 0 21600 ?f11" draw:type="paper" draw:modifiers="180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onnector draw:name="Straight Arrow Connector 33" draw:style-name="gr7" draw:text-style-name="P54" draw:type="line" svg:x1="1.851cm" svg:y1="11.58cm" svg:x2="1.851cm" svg:y2="10.19cm" draw:start-shape="id1" draw:start-glue-point="0" draw:end-shape="id2" draw:end-glue-point="2" svg:d="M1851 11580v-1390" svg:viewBox="0 0 2 1392"><text:p/></draw:connector><draw:connector draw:name="Straight Arrow Connector 35" draw:style-name="gr7" draw:text-style-name="P54" draw:type="line" svg:x1="4.673cm" svg:y1="11.581cm" svg:x2="4.646cm" svg:y2="10.191cm" svg:d="M4673 11581l-27-1390" svg:viewBox="0 0 28 1392"><text:p/></draw:connector><draw:connector draw:name="Straight Arrow Connector 36" draw:style-name="gr7" draw:text-style-name="P54" draw:type="line" svg:x1="7.624cm" svg:y1="11.58cm" svg:x2="7.632cm" svg:y2="10.188cm" svg:d="M7624 11580l8-1392" svg:viewBox="0 0 11 1393"><text:p/></draw:connector><draw:connector draw:name="Straight Arrow Connector 37" draw:style-name="gr7" draw:text-style-name="P54" draw:type="line" svg:x1="10.397cm" svg:y1="11.58cm" svg:x2="10.404cm" svg:y2="10.188cm" svg:d="M10397 11580l7-1392" svg:viewBox="0 0 9 1393"><text:p/></draw:connector><draw:connector draw:name="Straight Arrow Connector 38" draw:style-name="gr7" draw:text-style-name="P54" draw:type="line" svg:x1="13.191cm" svg:y1="11.582cm" svg:x2="13.198cm" svg:y2="10.19cm" svg:d="M13191 11582l7-1392" svg:viewBox="0 0 9 1393"><text:p/></draw:connector><draw:connector draw:name="Straight Arrow Connector 39" draw:style-name="gr7" draw:text-style-name="P54" draw:type="line" svg:x1="16.094cm" svg:y1="11.582cm" svg:x2="16.101cm" svg:y2="10.19cm" svg:d="M16094 11582l7-1392" svg:viewBox="0 0 9 1393"><text:p/></draw:connector><draw:connector draw:name="Straight Arrow Connector 52" draw:style-name="gr8" draw:text-style-name="P54" draw:type="line" svg:x1="16.097cm" svg:y1="9.348cm" svg:x2="7.015cm" svg:y2="8.182cm" draw:start-shape="id3" draw:start-glue-point="0" draw:end-shape="id4" draw:end-glue-point="9" svg:d="M16097 9348l-9082-1166" svg:viewBox="0 0 9084 1168"><text:p/></draw:connector><draw:connector draw:name="Straight Arrow Connector 54" draw:style-name="gr8" draw:text-style-name="P54" draw:type="line" svg:x1="13.249cm" svg:y1="9.352cm" svg:x2="6.461cm" svg:y2="8.348cm" draw:start-shape="id5" draw:start-glue-point="0" svg:d="M13249 9352l-6788-1004" svg:viewBox="0 0 6789 1005"><text:p/></draw:connector><draw:connector draw:name="Straight Arrow Connector 56" draw:style-name="gr8" draw:text-style-name="P54" draw:type="line" svg:x1="10.398cm" svg:y1="9.349cm" svg:x2="5.523cm" svg:y2="8.352cm" draw:start-shape="id6" draw:start-glue-point="0" draw:end-shape="id4" draw:end-glue-point="8" svg:d="M10398 9349l-4875-997" svg:viewBox="0 0 4877 998"><text:p/></draw:connector><draw:connector draw:name="Straight Arrow Connector 58" draw:style-name="gr8" draw:text-style-name="P54" draw:type="line" svg:x1="7.549cm" svg:y1="9.349cm" svg:x2="4.671cm" svg:y2="8.348cm" draw:start-shape="id7" draw:start-glue-point="0" svg:d="M7549 9349l-2878-1001" svg:viewBox="0 0 2880 1002"><text:p/></draw:connector><draw:connector draw:name="Straight Arrow Connector 60" draw:style-name="gr8" draw:text-style-name="P54" draw:type="line" svg:x1="4.702cm" svg:y1="9.348cm" svg:x2="4.031cm" svg:y2="8.182cm" draw:start-shape="id8" draw:start-glue-point="0" draw:end-shape="id4" draw:end-glue-point="7" svg:d="M4702 9348l-671-1166" svg:viewBox="0 0 672 1168"><text:p/></draw:connector><draw:connector draw:name="Straight Arrow Connector 62" draw:style-name="gr8" draw:text-style-name="P54" draw:type="line" svg:x1="1.851cm" svg:y1="9.349cm" svg:x2="3.414cm" svg:y2="7.773cm" draw:start-shape="id2" draw:start-glue-point="0" draw:end-shape="id4" draw:end-glue-point="6" svg:d="M1851 9349l1563-1576" svg:viewBox="0 0 1565 1577"><text:p/></draw:connector><draw:custom-shape draw:name="Freeform 88" draw:style-name="gr9" draw:text-style-name="P53" svg:width="6.552cm" svg:height="1.075cm" svg:x="5.424cm" svg:y="5.974cm"><text:p/><draw:enhanced-geometry svg:viewBox="0 0 1695450 495300" draw:extrusion-allowed="true" draw:text-areas="0 0 1695450 495300" draw:glue-points="0 495300 752475 9525 1695450 438150 1695450 438150" draw:type="mso-spt100" draw:enhanced-path="M 0 495300 C 234950 257175 469900 19050 752475 9525 1035050 0 1695450 438150 1695450 438150 N"/></draw:custom-shape><draw:connector draw:name="Straight Arrow Connector 92" draw:style-name="gr8" draw:text-style-name="P54" draw:type="line" svg:x1="16.098cm" svg:y1="4.341cm" svg:x2="16.098cm" svg:y2="5.65cm" draw:start-shape="id9" draw:start-glue-point="2" draw:end-shape="id10" draw:end-glue-point="0" svg:d="M16098 4341v1309" svg:viewBox="0 0 2 1311"><text:p/></draw:connector><draw:connector draw:name="Straight Arrow Connector 95" draw:style-name="gr8" draw:text-style-name="P54" draw:type="line" svg:x1="16.097cm" svg:y1="6.491cm" svg:x2="14.24cm" svg:y2="7.213cm" draw:start-shape="id10" draw:start-glue-point="2" draw:end-shape="id11" draw:end-glue-point="11" svg:d="M16097 6491l-1857 722" svg:viewBox="0 0 1859 723"><text:p/></draw:connector><draw:connector draw:name="Straight Arrow Connector 97" draw:style-name="gr8" draw:text-style-name="P54" draw:type="line" svg:x1="13.191cm" svg:y1="7.049cm" svg:x2="9.792cm" svg:y2="4.443cm" svg:d="M13191 7049l-3399-2606" svg:viewBox="0 0 3401 2607"><text:p/></draw:connector><draw:line draw:name="Straight Connector 104" draw:style-name="gr10" draw:text-style-name="P54" svg:x1="0.362cm" svg:y1="4.773cm" svg:x2="17.187cm" svg:y2="4.776cm"><text:p/></draw:line><draw:line draw:name="Straight Connector 111" draw:style-name="gr10" draw:text-style-name="P54" svg:x1="0.362cm" svg:y1="10.892cm" svg:x2="17.187cm" svg:y2="10.895cm"><text:p/></draw:line><draw:line draw:name="Straight Connector 113" draw:style-name="gr11" draw:text-style-name="P54" svg:x1="2.227cm" svg:y1="2.584cm" svg:x2="14.876cm" svg:y2="2.587cm"><text:p/></draw:line><draw:connector draw:name="Straight Arrow Connector 115" draw:style-name="gr12" draw:text-style-name="P54" draw:type="line" svg:x1="2.228cm" svg:y1="2.588cm" svg:x2="2.235cm" svg:y2="2.111cm" svg:d="M2228 2588l7-477" svg:viewBox="0 0 9 478"><text:p/></draw:connector><draw:connector draw:name="Straight Arrow Connector 117" draw:style-name="gr12" draw:text-style-name="P54" draw:type="line" svg:x1="14.88cm" svg:y1="2.582cm" svg:x2="14.887cm" svg:y2="2.106cm" svg:d="M14880 2582l7-476" svg:viewBox="0 0 9 478"><text:p/></draw:connector><draw:connector draw:name="Straight Arrow Connector 125" draw:style-name="gr12" draw:text-style-name="P54" draw:type="line" svg:x1="8.153cm" svg:y1="3.125cm" svg:x2="8.128cm" svg:y2="2.109cm" draw:start-shape="id12" draw:start-glue-point="4" draw:end-shape="id13" draw:end-glue-point="6" svg:d="M8153 3125l-25-1016" svg:viewBox="0 0 26 1018"><text:p/></draw:connector><draw:custom-shape draw:name="TextBox 127" draw:style-name="gr13" draw:text-style-name="P55" svg:width="2.918cm" svg:height="0.602cm" svg:x="0.055cm" svg:y="4.36cm"><text:p text:style-name="P52"><text:span text:style-name="T25">User Space</text:span></text:p><draw:enhanced-geometry svg:viewBox="0 0 21600 21600" draw:type="mso-spt202" draw:enhanced-path="M 0 0 L 21600 0 21600 21600 0 21600 0 0 Z N"/></draw:custom-shape><draw:custom-shape draw:name="TextBox 128" draw:style-name="gr14" draw:text-style-name="P55" svg:width="3.185cm" svg:height="0.602cm" svg:x="0.097cm" svg:y="4.753cm"><text:p text:style-name="P52"><text:span text:style-name="T25">Kernel Space</text:span></text:p><draw:enhanced-geometry svg:viewBox="0 0 21600 21600" draw:type="mso-spt202" draw:enhanced-path="M 0 0 L 21600 0 21600 21600 0 21600 0 0 Z N"/></draw:custom-shape><draw:custom-shape draw:name="TextBox 129" draw:style-name="gr15" draw:text-style-name="P55" svg:width="3.183cm" svg:height="0.602cm" svg:x="1.736cm" svg:y="10.428cm"><text:p text:style-name="P52"><text:span text:style-name="T25">Kernel Space</text:span></text:p><draw:enhanced-geometry svg:viewBox="0 0 21600 21600" draw:type="mso-spt202" draw:enhanced-path="M 0 0 L 21600 0 21600 21600 0 21600 0 0 Z N"/></draw:custom-shape><draw:custom-shape draw:name="TextBox 130" draw:style-name="gr16" draw:text-style-name="P55" svg:width="2.541cm" svg:height="0.602cm" svg:x="1.997cm" svg:y="10.862cm"><text:p text:style-name="P52"><text:span text:style-name="T25">Hardware</text:span></text:p><draw:enhanced-geometry svg:viewBox="0 0 21600 21600" draw:type="mso-spt202" draw:enhanced-path="M 0 0 L 21600 0 21600 21600 0 21600 0 0 Z N"/></draw:custom-shape><draw:custom-shape draw:name="TextBox 131" draw:style-name="gr17" draw:text-style-name="P55" svg:width="2.502cm" svg:height="0.941cm" svg:x="15.166cm" svg:y="6.814cm"><text:p text:style-name="P52"><text:span text:style-name="T25">Keyboard</text:span></text:p><text:p text:style-name="P52"><text:span text:style-name="T25">Input</text:span></text:p><draw:enhanced-geometry svg:viewBox="0 0 21600 21600" draw:type="mso-spt202" draw:enhanced-path="M 0 0 L 21600 0 21600 21600 0 21600 0 0 Z N"/></draw:custom-shape></draw:g></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3">Multi-Point versus Multi-Touch :</text:p>
      <text:p text:style-name="P3"/>
      <text:p text:style-name="P3">single-point: </text:p>
      <text:p text:style-name="P3">single-point interaction. One x/y coordinate, button/key state. </text:p>
      <text:p text:style-name="P3"/>
      <text:p text:style-name="P3">single-touch: </text:p>
      <text:p text:style-name="P3">not a single point, but a single area. touching with a thumb is different than touching with a stylus. Touch screens that only do single point interaction are technically no different than a mouse. </text:p>
      <text:p text:style-name="P3"/>
      <text:p text:style-name="P3">multi-point: </text:p>
      <text:p text:style-name="P3"><text:soft-page-break/>multiple points of interaction. </text:p>
      <text:p text:style-name="P3"/>
      <text:p text:style-name="P3">multi-touch: </text:p>
      <text:p text:style-name="P3">multiple separate input contact areas. </text:p>
      <text:p text:style-name="P3"/>
      <text:p text:style-name="P3"/>
      <text:p text:style-name="P13">Event Semantics :</text:p>
      <text:p text:style-name="P3"/>
      <text:p text:style-name="P3">The word "contact" is used to describe a tool which is in direct contact with the surface. A finger or a pen all classify as contacts. </text:p>
      <text:p text:style-name="P3"/>
      <text:p text:style-name="P3">ABS_MT_TOUCH_MAJOR: </text:p>
      <text:p text:style-name="P3">The length of the major axis of the contact. The length should be given in surface units. If the surface has an X times Y resolution, the largest possible value of ABS_MT_TOUCH_MAJOR is sqrt(X^2 + Y^2), the diagonal. </text:p>
      <text:p text:style-name="P3"/>
      <text:p text:style-name="P3">ABS_MT_TOUCH_MINOR: </text:p>
      <text:p text:style-name="P3">The length, in surface units, of the minor axis of the contact. If the contact is circular, this event can be omitted. </text:p>
      <text:p text:style-name="P3"/>
      <text:p text:style-name="P3">ABS_MT_WIDTH_MAJOR: </text:p>
      <text:p text:style-name="P3">The length, in surface units, of the major axis of the approaching tool. This should be understood as the size of the tool itself. The orientation of the contact and the approaching tool are assumed to be the same. </text:p>
      <text:p text:style-name="P3"/>
      <text:p text:style-name="P3">ABS_MT_WIDTH_MINOR: </text:p>
      <text:p text:style-name="P3">The length, in surface units, of the minor axis of the approaching tool. Omit if circular. </text:p>
      <text:p text:style-name="P3"/>
      <text:p text:style-name="P3">ABS_MT_PRESSURE: </text:p>
      <text:p text:style-name="P3">The pressure, in arbitrary units, on the contact area. May be used instead of TOUCH and WIDTH for pressure-based devices or any device with a spatial signal intensity distribution. </text:p>
      <text:p text:style-name="P3"/>
      <text:p text:style-name="P3">ABS_MT_POSITION_X: </text:p>
      <text:p text:style-name="P3">The surface X coordinate of the center of the touching ellipse. </text:p>
      <text:p text:style-name="P3"/>
      <text:p text:style-name="P3">ABS_MT_POSITION_Y: </text:p>
      <text:p text:style-name="P3">The surface Y coordinate of the center of the touching ellipse. </text:p>
      <text:p text:style-name="P3"/>
      <text:p text:style-name="P3">ABS_MT_TOOL_TYPE: </text:p>
      <text:p text:style-name="P3">The type of approaching tool. </text:p>
      <text:p text:style-name="P3">The protocol currently supports: </text:p>
      <text:p text:style-name="P3">MT_TOOL_FINGER </text:p>
      <text:p text:style-name="P3">MT_TOOL_PEN </text:p>
      <text:p text:style-name="P3"/>
      <text:p text:style-name="P3">A lot of kernel drivers cannot distinguish between different tool types, such as a finger or a pen. In such cases, the event should be omitted. </text:p>
      <text:p text:style-name="P3"/>
      <text:p text:style-name="P3">ABS_MT_BLOB_ID: </text:p>
      <text:p text:style-name="P3">The BLOB_ID groups several packets together into one arbitrarily shaped contact. This is a low-level anonymous grouping, and should not be confused with the high-level trackingID. </text:p>
      <text:p text:style-name="P3">Most kernel drivers will not have blob capability, and can safely omit the event. </text:p>
      <text:p text:style-name="P3"/>
      <text:p text:style-name="P3"><text:soft-page-break/>ABS_MT_TRACKING_ID </text:p>
      <text:p text:style-name="P3">The TRACKING_ID identifies an initiated contact throughout its life cycle. There are currently only a few devices that support it, so this event should normally be omitted. </text:p>
      <text:p text:style-name="P3"/>
      <text:p text:style-name="P3"/>
      <text:p text:style-name="P13">Event Computation :</text:p>
      <text:p text:style-name="P3"/>
      <text:p text:style-name="P3">The diversity of different hardware unavoidably leads to some devices fitting better to the MT protocol than others. To simplify and unify the mapping, this section gives recipes for how to </text:p>
      <text:p text:style-name="P3">compute certain events. </text:p>
      <text:p text:style-name="P3"/>
      <text:p text:style-name="P3">For devices reporting contacts as rectangular shapes, signed orientation cannot be obtained. Assuming X and Y are the lengths of the sides of the touching rectangle, here is a simple formula that retains the most information possible: </text:p>
      <text:p text:style-name="P3"/>
      <text:p text:style-name="P3"><text:s text:c="3"/>ABS_MT_TOUCH_MAJOR := max(X, Y) </text:p>
      <text:p text:style-name="P3"><text:s text:c="3"/>ABS_MT_TOUCH_MINOR := min(X, Y) </text:p>
      <text:p text:style-name="P3"><text:s text:c="3"/>ABS_MT_ORIENTATION := bool(X &gt; Y) </text:p>
      <text:p text:style-name="P3"/>
      <text:p text:style-name="P3">The range of ABS_MT_ORIENTATION should be set to [0, 1], to indicate that the device can distinguish between a finger along the Y axis (0) and a finger along the X axis (1). </text:p>
      <text:p text:style-name="P3"/>
      <text:p text:style-name="P3"/>
      <text:p text:style-name="P13">Finger Tracking :</text:p>
      <text:p text:style-name="P3"/>
      <text:p text:style-name="P3">The kernel driver should generate an arbitrary enumeration of the set of anonymous contacts currently on the surface. The order in which the packets appear in the event stream is not important. </text:p>
      <text:p text:style-name="P3"/>
      <text:p text:style-name="P3">The process of finger tracking, i.e., to assign a unique trackingID to each initiated contact on the surface, is left to user space; preferably the multi-touch X driver. In that driver, the trackingID stays the same and unique until the contact vanishes (when the finger leaves the surface). The problem of </text:p>
      <text:p text:style-name="P3">assigning a set of anonymous fingers to a set of identified fingers is a euclidian bipartite matching problem at each event update, and relies on a sufficiently rapid update rate. </text:p>
      <text:p text:style-name="P3"/>
      <text:p text:style-name="P3">There are a few devices that support trackingID in hardware. User space can make use of these native identifiers to reduce bandwidth and cpu usage. </text:p>
      <text:p text:style-name="P3"/>
      <text:p text:style-name="P3"/>
      <text:p text:style-name="P13">Calibrations :</text:p>
      <text:p text:style-name="P3"/>
      <text:p text:style-name="P3">Touch screens are finding their way into a variety of embedded products. Most touch-enabled devices will require a calibration routine. Here's a good one. </text:p>
      <text:p text:style-name="P3"/>
      <text:p text:style-name="P3"/>
      <text:p text:style-name="P3"/>
      <text:p text:style-name="P16"/>
      <text:p text:style-name="P16">Driver Implementation:</text:p>
      <text:p text:style-name="P16"/>
      <text:p text:style-name="P36"><text:span text:style-name="T6">Raspberry Pi uses a FT5406 attached to the VideoCore's I2C bus. The </text:span>firmware runs a thread that periodicaly does a register dump to a shared memory window. <text:s/>The interrupt and wake signals seem disconnected.</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46"><text:span text:style-name="T22"/></text:p>
          </table:table-cell>
          <table:table-cell table:style-name="Table4.A1" office:value-type="string">
            <text:p text:style-name="P46"><text:span text:style-name="T22"/></text:p>
          </table:table-cell>
          <table:table-cell table:style-name="Table4.A1" office:value-type="string">
            <text:p text:style-name="P46"><text:span text:style-name="T22"/></text:p>
          </table:table-cell>
          <table:table-cell table:style-name="Table4.A1" office:value-type="string">
            <text:p text:style-name="P46"><text:span text:style-name="T22"/></text:p>
          </table:table-cell>
        </table:table-row>
      </table:table>
      <text:p text:style-name="P36"/>
      <text:p text:style-name="P36">Overally, this whole "just have the firmware run all of our device drivers" is something I'm not a fan of. <text:s/>I understand that we need to compromise on a few things (thermal appears to be one), but a generic i2c driver for a touchscreen doesn't seem like such a case. </text:p>
      <text:p text:style-name="P36"/>
      <text:p text:style-name="P36">My plan had been to write a native driver once I got DSI going. <text:s/>We should be able to use pinctrl to steal the pins to an i2c adapter that we own. <text:s/>Hopefully someone from the Foundation could clarify which i2c bus we can definitely own -- I think i've been seeing issues with the firmware talking to the busses behind my back</text:p>
      <text:p text:style-name="P36"/>
      <text:p text:style-name="P34">FT5406DQ9 Touch driver implementation <text:span text:style-name="T12">steps from Patch </text:span>:</text:p>
      <text:p text:style-name="P36"/>
      <text:p text:style-name="P36"><text:span text:style-name="T13">* </text:span>Raspberry Pi 7" Touch Screen Display :</text:p>
      <text:p text:style-name="P35"/>
      <text:p text:style-name="P35">Raspberry Pi uses a FT5406 attached to the VideoCore's I2C bus. The firmware</text:p>
      <text:p text:style-name="P35">runs a thread that periodicaly does a register dump to a shared memory window.</text:p>
      <text:p text:style-name="P35">The interrupt and wake signals seem disconnected.</text:p>
      <text:p text:style-name="P35"/>
      <text:p text:style-name="P35">* Required properties:</text:p>
      <text:p text:style-name="P35"><text:s/>- compatible: "raspberrypi,raspberrypi-ft5406"</text:p>
      <text:p text:style-name="P35"><text:s/>- reg: address range of the shared memory with register dump</text:p>
      <text:p text:style-name="P35"/>
      <text:p text:style-name="P35">Example:</text:p>
      <text:p text:style-name="P35"/>
      <text:p text:style-name="P35"><text:s text:c="8"/>touchscreen: rpi-ft5406@3e40ea40 {</text:p>
      <text:p text:style-name="P35"><text:s text:c="16"/>compatible = "raspberrypi,raspberrypi-ft5406";</text:p>
      <text:p text:style-name="P35"><text:s text:c="16"/>reg = &lt;0x3e40ea40 63&gt;;</text:p>
      <text:p text:style-name="P38"><text:s text:c="8"/>};</text:p>
      <text:p text:style-name="P36">* Driver for ft5406 touchscreen controller accessible via Raspberry Pi firmware.</text:p>
      <text:p text:style-name="P36"/>
      <text:p text:style-name="P36">* <text:span text:style-name="T14">For t</text:span>his <text:span text:style-name="T14">driver implement the thread function. that</text:span> function polls the memory based register copy of the ft5406 registers using the number of points register to know whether the copy has been updated (we write 99 to the memory copy, the GPU will write between 0 - 10 points).</text:p>
      <text:p text:style-name="P37"/>
      <text:p text:style-name="P36"/>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45">Touch Screen driver Flow chart Diagram: </text:p>
      <text:p text:style-name="P22"/>
      <text:p text:style-name="P22"><draw:ellipse text:anchor-type="paragraph" draw:z-index="1" draw:style-name="gr1" draw:text-style-name="P48" svg:width="2.647cm" svg:height="0.417cm" svg:x="3.032cm" svg:y="0.434cm"><text:p text:style-name="P47"><text:span text:style-name="T24">start</text:span></text:p></draw:ellipse></text:p>
      <text:p text:style-name="P22"><draw:custom-shape text:anchor-type="paragraph" draw:z-index="21" draw:style-name="gr3" svg:width="0.419cm" svg:height="0.394cm" svg:x="4.147cm" svg:y="0.36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2"><draw:rect text:anchor-type="paragraph" draw:z-index="0" draw:style-name="gr1" draw:text-style-name="P48" svg:width="8.621cm" svg:height="0.482cm" svg:x="0.529cm" svg:y="0.28cm"><text:p text:style-name="P47"><text:span text:style-name="T24">Register as platform driver</text:span></text:p></draw:rect></text:p>
      <text:p text:style-name="P22"><draw:custom-shape text:anchor-type="paragraph" draw:z-index="15" draw:style-name="gr3" svg:width="0.003cm" svg:height="0.022cm" svg:x="4.299cm" svg:y="0.1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7" draw:style-name="gr3" svg:width="0.507cm" svg:height="0.334cm" svg:x="4.122cm" svg:y="0.27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oft-page-break/></text:p>
      <text:p text:style-name="P22"><draw:rect text:anchor-type="paragraph" draw:z-index="2" draw:style-name="gr1" draw:text-style-name="P48" svg:width="8.566cm" svg:height="0.576cm" svg:x="0.573cm" svg:y="0.115cm"><text:p text:style-name="P47"><text:span text:style-name="T24">Memory allocation for device registers structur <text:s/>in kernel</text:span></text:p></draw:rect></text:p>
      <text:p text:style-name="P22"><draw:custom-shape text:anchor-type="paragraph" draw:z-index="16" draw:style-name="gr3" svg:width="0.022cm" svg:height="0.131cm" svg:x="4.366cm" svg:y="0.07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8" draw:style-name="gr3" svg:width="0.421cm" svg:height="0.618cm" svg:x="4.122cm" svg:y="0.20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4"><draw:rect text:anchor-type="paragraph" draw:z-index="6" draw:style-name="gr1" draw:text-style-name="P48" svg:width="8.688cm" svg:height="0.576cm" svg:x="0.573cm" svg:y="0.224cm"><text:p text:style-name="P47"><text:span text:style-name="T24">DMA buffer allocation for iomemmory</text:span></text:p></draw:rect><draw:rect text:anchor-type="paragraph" draw:z-index="11" draw:style-name="gr1" draw:text-style-name="P47" svg:width="6.395cm" svg:height="0.883cm" svg:x="11.398cm" svg:y="8.56cm"><text:p text:style-name="P47">Unregister as platform driver</text:p></draw:rect><draw:rect text:anchor-type="paragraph" draw:z-index="14" draw:style-name="gr1" draw:text-style-name="P47" svg:width="8.335cm" svg:height="2.162cm" svg:x="10.451cm" svg:y="5.713cm"><text:p text:style-name="P47">un<text:span text:style-name="T24">Register input device</text:span></text:p><text:p text:style-name="P47"><text:span text:style-name="T24">Input device deallocation</text:span></text:p><text:p text:style-name="P47"><text:span text:style-name="T24">DMA buffer deallocation for iomemmory</text:span></text:p><text:p text:style-name="P47"><text:span text:style-name="T24">Memory deallocation for device registers structur <text:s/></text:span></text:p><text:p text:style-name="P47"><text:span text:style-name="T24">in kernel</text:span></text:p></draw:rect><draw:custom-shape text:anchor-type="paragraph" draw:z-index="29" draw:style-name="gr3" svg:width="4.587cm" svg:height="0.354cm" svg:x="6.13cm" svg:y="6.4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text:s text:c="184"/></text:p>
      <text:p text:style-name="P24"><draw:custom-shape text:anchor-type="paragraph" draw:z-index="19" draw:style-name="gr3" svg:width="0.376cm" svg:height="0.424cm" svg:x="4.098cm" svg:y="0.31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7"><draw:rect text:anchor-type="paragraph" draw:z-index="3" draw:style-name="gr1" draw:text-style-name="P48" svg:width="8.577cm" svg:height="0.373cm" svg:x="0.617cm" svg:y="0.289cm"><text:p text:style-name="P47"><text:span text:style-name="T24">Geting the firmware node</text:span></text:p></draw:rect></text:p>
      <text:p text:style-name="P24"><draw:custom-shape text:anchor-type="paragraph" draw:z-index="20" draw:style-name="gr3" svg:width="0.332cm" svg:height="0.463cm" svg:x="4.166cm" svg:y="0.17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4"><draw:rect text:anchor-type="paragraph" draw:z-index="7" draw:style-name="gr1" draw:text-style-name="P48" svg:width="8.534cm" svg:height="0.399cm" svg:x="0.594cm" svg:y="0.15cm"><text:p text:style-name="P47"><text:span text:style-name="T24">Set the kernel buf with with formware data</text:span></text:p></draw:rect></text:p>
      <text:p text:style-name="P24"><draw:rect text:anchor-type="paragraph" draw:z-index="5" draw:style-name="gr1" draw:text-style-name="P48" svg:width="8.626cm" svg:height="0.489cm" svg:x="0.639cm" svg:y="0.415cm"><text:p text:style-name="P47"><text:span text:style-name="T24">Input device allocation</text:span></text:p></draw:rect><draw:custom-shape text:anchor-type="paragraph" draw:z-index="23" draw:style-name="gr3" svg:width="0.332cm" svg:height="0.463cm" svg:x="4.143cm" svg:y="0.062cm"><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4"><draw:custom-shape text:anchor-type="paragraph" draw:z-index="22" draw:style-name="gr3" svg:width="0.354cm" svg:height="0.398cm" svg:x="4.124cm" svg:y="0.457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4"><draw:rect text:anchor-type="paragraph" draw:z-index="4" draw:style-name="gr1" draw:text-style-name="P48" svg:width="8.577cm" svg:height="0.486cm" svg:x="0.617cm" svg:y="0.367cm"><text:p text:style-name="P47"><text:span text:style-name="T24">Register input device</text:span></text:p></draw:rect></text:p>
      <text:p text:style-name="P24"><draw:custom-shape text:anchor-type="paragraph" draw:z-index="24" draw:style-name="gr3" svg:width="0.442cm" svg:height="0.421cm" svg:x="4.166cm" svg:y="0.36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4"><draw:rect text:anchor-type="paragraph" draw:z-index="8" draw:style-name="gr1" draw:text-style-name="P48" svg:width="8.688cm" svg:height="0.398cm" svg:x="0.573cm" svg:y="0.252cm"><text:p text:style-name="P47"><text:span text:style-name="T24">Creating <text:s/>and run thread function in kernel</text:span></text:p></draw:rect></text:p>
      <text:p text:style-name="P24"><draw:custom-shape text:anchor-type="paragraph" draw:z-index="25" draw:style-name="gr3" svg:width="0.399cm" svg:height="0.551cm" svg:x="4.122cm" svg:y="0.162cm"><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4"><draw:custom-shape text:anchor-type="paragraph" draw:z-index="36" draw:style-name="gr2" draw:text-style-name="P51" svg:width="4.631cm" svg:height="2.273cm" svg:x="2.073cm" svg:y="0.161cm"><text:p text:style-name="P50"><text:span text:style-name="T24"><text:tab/></text:span><text:span text:style-name="T24">Calling </text:span></text:p><text:p text:style-name="P50"><text:span text:style-name="T24">kthread_should_stop()</text:span></text:p><draw:enhanced-geometry svg:viewBox="0 0 21600 21600" draw:glue-points="10800 0 0 10800 10800 21600 21600 10800" draw:text-areas="5400 5400 16200 16200" draw:type="diamond" draw:enhanced-path="M 10800 0 L 21600 10800 10800 21600 0 10800 10800 0 Z N"/></draw:custom-shape> <text:s text:c="59"/></text:p>
      <text:p text:style-name="P24"><text:s text:c="67"/><text:span text:style-name="T11">True </text:span></text:p>
      <text:p text:style-name="P24"><draw:custom-shape text:anchor-type="paragraph" draw:z-index="33" draw:style-name="gr3" svg:width="2.294cm" svg:height="0.287cm" svg:x="-0.22cm" svg:y="0.17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4" draw:style-name="gr3" svg:width="0.331cm" svg:height="6.086cm" svg:x="-0.353cm" svg:y="0.3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4"/>
      <text:p text:style-name="P23"><draw:custom-shape text:anchor-type="paragraph" draw:z-index="30" draw:style-name="gr3" svg:width="0.332cm" svg:height="0.687cm" svg:x="14.088cm" svg:y="0.57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38" draw:style-name="gr3" svg:width="0.376cm" svg:height="0.685cm" svg:x="4.143cm" svg:y="0.48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tab/><text:tab/><text:tab/> <text:s text:c="8"/></text:p>
      <text:p text:style-name="P23"><text:span text:style-name="T11"><text:s text:c="47"/>False</text:span><text:tab/></text:p>
      <text:p text:style-name="P23"><draw:rect text:anchor-type="paragraph" draw:z-index="9" draw:style-name="gr1" draw:text-style-name="P48" svg:width="8.711cm" svg:height="0.421cm" svg:x="0.594cm" svg:y="0.196cm"><text:p text:style-name="P47"><text:span text:style-name="T24">Copy the io <text:s/>memeory in to <text:s/>registers structur</text:span></text:p></draw:rect><text:tab/><text:tab/><text:tab/><text:tab/><text:tab/><text:tab/><text:tab/><text:tab/><text:tab/><text:tab/></text:p>
      <text:p text:style-name="P23"><draw:custom-shape text:anchor-type="paragraph" draw:z-index="26" draw:style-name="gr3" svg:width="0.465cm" svg:height="0.421cm" svg:x="4.166cm" svg:y="0.104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3"><draw:rect text:anchor-type="paragraph" draw:z-index="12" draw:style-name="gr1" draw:text-style-name="P48" svg:width="8.667cm" svg:height="0.44cm" svg:x="0.639cm" svg:y="0.037cm"><text:p text:style-name="P47"><text:span text:style-name="T24">Writing the some data in to iomemory</text:span></text:p></draw:rect><draw:custom-shape text:anchor-type="paragraph" draw:z-index="32" draw:style-name="gr3" svg:width="0.419cm" svg:height="0.77cm" svg:x="14.134cm" svg:y="0.19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3"><draw:custom-shape text:anchor-type="paragraph" draw:z-index="10" draw:style-name="gr2" draw:text-style-name="P49" svg:width="3.331cm" svg:height="1.611cm" svg:x="2.667cm" svg:y="0.39cm"><text:p><text:span text:style-name="T24">Check the data </text:span></text:p><text:p><text:span text:style-name="T24">updating or not </text:span></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27" draw:style-name="gr3" svg:width="0.419cm" svg:height="0.396cm" svg:x="4.189cm" svg:y="0.012cm"><text:p/><draw:enhanced-geometry svg:viewBox="0 0 21600 21600" draw:mirror-vertical="false" draw:mirror-horizont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ellipse text:anchor-type="paragraph" draw:z-index="31" draw:style-name="gr1" draw:text-style-name="P47" svg:width="2.514cm" svg:height="0.883cm" svg:x="13.03cm" svg:y="0.453cm"><text:p text:style-name="P47">End</text:p></draw:ellipse></text:p>
      <text:p text:style-name="P23"><text:s text:c="13"/><text:span text:style-name="T11">False</text:span> <text:s text:c="4"/></text:p>
      <text:p text:style-name="P23"><draw:custom-shape text:anchor-type="paragraph" draw:z-index="35" draw:style-name="gr3" svg:width="2.932cm" svg:height="0.354cm" svg:x="-0.265cm" svg:y="0.009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3"><text:s text:c="43"/></text:p>
      <text:p text:style-name="P23"><draw:rect text:anchor-type="paragraph" draw:z-index="13" draw:style-name="gr1" draw:text-style-name="P48" svg:width="9.462cm" svg:height="0.643cm" svg:x="0.263cm" svg:y="0.49cm"><text:p text:style-name="P47"><text:span text:style-name="T24">Access the updated data and send to the input core</text:span></text:p></draw:rect><draw:custom-shape text:anchor-type="paragraph" draw:z-index="28" draw:style-name="gr3" svg:width="0.375cm" svg:height="0.592cm" svg:x="4.145cm" svg:y="0.03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37" draw:style-name="gr3" svg:width="0.44cm" svg:height="0.331cm" svg:x="-0.176cm" svg:y="0.711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text:s text:c="42"/><text:span text:style-name="T11">True</text:span></text:p>
      <text:p text:style-name="P23"/>
      <text:p text:style-name="P23"/>
      <text:p text:style-name="P23"/>
      <text:p text:style-name="P23"/>
      <text:p text:style-name="P17">References :</text:p>
      <text:p text:style-name="P18">For <text:span text:style-name="T19">FT5x06</text:span> data sheet: <text:a xlink:type="simple" xlink:href="https://www.buydisplay.com/download/ic/FT5206.pdf"><text:span text:style-name="T15">https://www.buydisplay.com/download/ic/FT5206.pdf</text:span></text:a></text:p>
      <text:p text:style-name="P18"/>
      <text:p text:style-name="P11"><text:span text:style-name="T4">For </text:span><text:span text:style-name="T20">Raspberry PI 3</text:span><text:span text:style-name="T4"> data sheet: </text:span><text:a xlink:type="simple" xlink:href="http://docs-europe.electrocomponents.com/webdocs/14ba/0900766b814ba5fd.pdf"><text:span text:style-name="T21">http://docseurope.electrocomponents.com/webdocs/14ba/0900766b814ba5fd.pdf</text:span></text:a></text:p>
      <text:p text:style-name="P9"/>
      <text:p text:style-name="P12">For GPU with touch screen on Raspberry PI 3 :</text:p>
      <text:p text:style-name="P11"><text:a xlink:type="simple" xlink:href="http://optisimon.com/raspberrypi/touch/ft5406/2016/07/13/raspberry-pi-7-inch-touchscreen-hacking/">http://optisimon.com/raspberrypi/touch/ft5406/2016/07/13/raspberry-pi-7-inch-touchscreen-hackin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NewRoman" svg:font-family="TimesNewRoman"/>
    <style:font-face style:name="TimesNewRomanPS" svg:font-family="TimesNewRomanPS"/>
    <style:font-face style:name="sans-serif" svg:font-family="sans-serif"/>
    <style:font-face style:name="Arial1" svg:font-family="Arial" style:font-family-generic="roman"/>
    <style:font-face style:name="FreeSans" svg:font-family="FreeSans" style:font-family-generic="roman"/>
    <style:font-face style:name="TimesNewRoman1" svg:font-family="TimesNewRoman" style:font-family-generic="roman"/>
    <style:font-face style:name="FreeSans3" svg:font-family="FreeSans" style:font-family-generic="swiss"/>
    <style:font-face style:name="Droid Sans Fallback2" svg:font-family="'Droid Sans Fallback'" style:font-family-generic="modern" style:font-pitch="fixed"/>
    <style:font-face style:name="Liberation Mono" svg:font-family="'Liberation Mono'" style:font-family-generic="modern" style:font-pitch="fixed"/>
    <style:font-face style:name="Arial" svg:font-family="Arial" style:font-pitch="variable"/>
    <style:font-face style:name="Droid Sans Fallback1" svg:font-family="'Droid Sans Fallback'" style:font-pitch="variable"/>
    <style:font-face style:name="FreeSans2" svg:font-family="FreeSans" style:font-pitch="variable"/>
    <style:font-face style:name="Liberation Serif1" svg:font-family="'Liberation Serif'" style:font-pitch="variable"/>
    <style:font-face style:name="TimesNewRoman2" svg:font-family="TimesNewRoman" style:font-pitch="variable"/>
    <style:font-face style:name="TimesNewRomanPS1" svg:font-family="TimesNewRomanPS" style:font-pitch="variable"/>
    <style:font-face style:name="Liberation Serif" svg:font-family="'Liberation Serif'" style:font-family-generic="roman" style:font-pitch="variable"/>
    <style:font-face style:name="TimesNewRoman3" svg:font-family="TimesNew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styles>
    <draw:hatch draw:name="Blue_20_Crossed_20_0_20_Degrees" draw:display-name="Blue Crossed 0 Degrees" draw:style="double" draw:color="#000080" draw:distance="0.076cm" draw:rotation="900"/>
    <draw:marker draw:name="msArrowEnd_20_5" draw:display-name="msArrowEnd 5" svg:viewBox="0 0 210 210" svg:d="M105 0l105 210h-210z"/>
    <draw:stroke-dash draw:name="Dashed_20__28_var_29__20_2" draw:display-name="Dashed (var) 2" draw:style="rect" draw:dots2="1" draw:dots2-length="0.08cm" draw:distance="0.06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3"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3"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2"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Defaul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Object_20_with_20_arrow" style:display-name="Object with arrow" style:family="paragraph" style:parent-style-name="Default" style:default-outline-level=""/>
    <style:style style:name="Object_20_with_20_shadow" style:display-name="Object with shadow" style:family="paragraph" style:parent-style-name="Default" style:default-outline-level=""/>
    <style:style style:name="Object_20_without_20_fill" style:display-name="Object without fill" style:family="paragraph" style:parent-style-name="Default" style:default-outline-level=""/>
    <style:style style:name="Object_20_with_20_no_20_fill_20_and_20_no_20_line" style:display-name="Object with no fill and no line" style:family="paragraph" style:parent-style-name="Default" style:default-outline-level=""/>
    <style:style style:name="Text_20_body_20_justified" style:display-name="Text body justified" style:family="paragraph" style:parent-style-name="Default" style:default-outline-level="">
      <style:paragraph-properties fo:text-align="start" style:justify-single-word="false"/>
    </style:style>
    <style:style style:name="Title1" style:family="paragraph" style:parent-style-name="Default" style:default-outline-level="">
      <style:paragraph-properties fo:text-align="center" style:justify-single-word="false"/>
      <style:text-properties fo:font-size="24pt" style:font-size-asian="24pt"/>
    </style:style>
    <style:style style:name="Title2" style:family="paragraph" style:parent-style-name="Default" style:default-outline-level="">
      <style:paragraph-properties fo:margin-left="0cm" fo:margin-right="0.199cm" fo:margin-top="0.101cm" fo:margin-bottom="0.101cm" style:contextual-spacing="false" fo:text-align="center" style:justify-single-word="false" fo:text-indent="0cm" style:auto-text-indent="false"/>
      <style:text-properties fo:font-size="36pt" style:font-size-asian="36pt"/>
    </style:style>
    <style:style style:name="Dimension_20_Line" style:display-name="Dimension Line" style:family="paragraph" style:parent-style-name="Default" style:default-outline-level="">
      <style:text-properties fo:font-size="12pt" style:font-size-asian="12pt"/>
    </style:style>
    <style:style style:name="master-page299_7e_LT_7e_Gliederung_20_1" style:display-name="master-page299~LT~Gliederung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299_7e_LT_7e_Gliederung_20_2" style:display-name="master-page299~LT~Gliederung 2" style:family="paragraph" style:parent-style-name="master-page299_7e_LT_7e_Gliederung_20_1" style:default-outline-level="">
      <style:paragraph-properties fo:margin-top="0cm" fo:margin-bottom="0.4cm"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master-page299_7e_LT_7e_Gliederung_20_3" style:display-name="master-page299~LT~Gliederung 3" style:family="paragraph" style:parent-style-name="master-page299_7e_LT_7e_Gliederung_20_2" style:default-outline-level="">
      <style:paragraph-properties fo:margin-top="0cm" fo:margin-bottom="0.3cm"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master-page299_7e_LT_7e_Gliederung_20_4" style:display-name="master-page299~LT~Gliederung 4" style:family="paragraph" style:parent-style-name="master-page299_7e_LT_7e_Gliederung_20_3" style:default-outline-level="">
      <style:paragraph-properties fo:margin-top="0cm" fo:margin-bottom="0.199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299_7e_LT_7e_Gliederung_20_5" style:display-name="master-page299~LT~Gliederung 5" style:family="paragraph" style:parent-style-name="master-page299_7e_LT_7e_Gliederung_20_4"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299_7e_LT_7e_Gliederung_20_6" style:display-name="master-page299~LT~Gliederung 6" style:family="paragraph" style:parent-style-name="master-page299_7e_LT_7e_Gliederung_20_5"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299_7e_LT_7e_Gliederung_20_7" style:display-name="master-page299~LT~Gliederung 7" style:family="paragraph" style:parent-style-name="master-page299_7e_LT_7e_Gliederung_20_6"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299_7e_LT_7e_Gliederung_20_8" style:display-name="master-page299~LT~Gliederung 8" style:family="paragraph" style:parent-style-name="master-page299_7e_LT_7e_Gliederung_20_7"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299_7e_LT_7e_Gliederung_20_9" style:display-name="master-page299~LT~Gliederung 9" style:family="paragraph" style:parent-style-name="master-page299_7e_LT_7e_Gliederung_20_8"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299_7e_LT_7e_Titel" style:display-name="master-page299~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299_7e_LT_7e_Untertitel" style:display-name="master-page299~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299_7e_LT_7e_Notizen" style:display-name="master-page299~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299_7e_LT_7e_Hintergrundobjekte" style:display-name="master-page299~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299_7e_LT_7e_Hintergrund" style:display-name="master-page299~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4cm"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278_7e_LT_7e_Gliederung_20_1" style:display-name="master-page278~LT~Gliederung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278_7e_LT_7e_Gliederung_20_2" style:display-name="master-page278~LT~Gliederung 2" style:family="paragraph" style:parent-style-name="master-page278_7e_LT_7e_Gliederung_20_1" style:default-outline-level="">
      <style:paragraph-properties fo:margin-top="0cm" fo:margin-bottom="0.4cm"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master-page278_7e_LT_7e_Gliederung_20_3" style:display-name="master-page278~LT~Gliederung 3" style:family="paragraph" style:parent-style-name="master-page278_7e_LT_7e_Gliederung_20_2" style:default-outline-level="">
      <style:paragraph-properties fo:margin-top="0cm" fo:margin-bottom="0.3cm"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master-page278_7e_LT_7e_Gliederung_20_4" style:display-name="master-page278~LT~Gliederung 4" style:family="paragraph" style:parent-style-name="master-page278_7e_LT_7e_Gliederung_20_3" style:default-outline-level="">
      <style:paragraph-properties fo:margin-top="0cm" fo:margin-bottom="0.199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278_7e_LT_7e_Gliederung_20_5" style:display-name="master-page278~LT~Gliederung 5" style:family="paragraph" style:parent-style-name="master-page278_7e_LT_7e_Gliederung_20_4"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278_7e_LT_7e_Gliederung_20_6" style:display-name="master-page278~LT~Gliederung 6" style:family="paragraph" style:parent-style-name="master-page278_7e_LT_7e_Gliederung_20_5"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278_7e_LT_7e_Gliederung_20_7" style:display-name="master-page278~LT~Gliederung 7" style:family="paragraph" style:parent-style-name="master-page278_7e_LT_7e_Gliederung_20_6"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278_7e_LT_7e_Gliederung_20_8" style:display-name="master-page278~LT~Gliederung 8" style:family="paragraph" style:parent-style-name="master-page278_7e_LT_7e_Gliederung_20_7"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278_7e_LT_7e_Gliederung_20_9" style:display-name="master-page278~LT~Gliederung 9" style:family="paragraph" style:parent-style-name="master-page278_7e_LT_7e_Gliederung_20_8"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278_7e_LT_7e_Titel" style:display-name="master-page278~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278_7e_LT_7e_Untertitel" style:display-name="master-page278~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278_7e_LT_7e_Notizen" style:display-name="master-page278~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278_7e_LT_7e_Hintergrundobjekte" style:display-name="master-page278~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278_7e_LT_7e_Hintergrund" style:display-name="master-page278~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263_7e_LT_7e_Gliederung_20_1" style:display-name="master-page263~LT~Gliederung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263_7e_LT_7e_Gliederung_20_2" style:display-name="master-page263~LT~Gliederung 2" style:family="paragraph" style:parent-style-name="master-page263_7e_LT_7e_Gliederung_20_1" style:default-outline-level="">
      <style:paragraph-properties fo:margin-top="0cm" fo:margin-bottom="0.4cm"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master-page263_7e_LT_7e_Gliederung_20_3" style:display-name="master-page263~LT~Gliederung 3" style:family="paragraph" style:parent-style-name="master-page263_7e_LT_7e_Gliederung_20_2" style:default-outline-level="">
      <style:paragraph-properties fo:margin-top="0cm" fo:margin-bottom="0.3cm"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master-page263_7e_LT_7e_Gliederung_20_4" style:display-name="master-page263~LT~Gliederung 4" style:family="paragraph" style:parent-style-name="master-page263_7e_LT_7e_Gliederung_20_3" style:default-outline-level="">
      <style:paragraph-properties fo:margin-top="0cm" fo:margin-bottom="0.199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263_7e_LT_7e_Gliederung_20_5" style:display-name="master-page263~LT~Gliederung 5" style:family="paragraph" style:parent-style-name="master-page263_7e_LT_7e_Gliederung_20_4"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263_7e_LT_7e_Gliederung_20_6" style:display-name="master-page263~LT~Gliederung 6" style:family="paragraph" style:parent-style-name="master-page263_7e_LT_7e_Gliederung_20_5"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263_7e_LT_7e_Gliederung_20_7" style:display-name="master-page263~LT~Gliederung 7" style:family="paragraph" style:parent-style-name="master-page263_7e_LT_7e_Gliederung_20_6"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263_7e_LT_7e_Gliederung_20_8" style:display-name="master-page263~LT~Gliederung 8" style:family="paragraph" style:parent-style-name="master-page263_7e_LT_7e_Gliederung_20_7"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263_7e_LT_7e_Gliederung_20_9" style:display-name="master-page263~LT~Gliederung 9" style:family="paragraph" style:parent-style-name="master-page263_7e_LT_7e_Gliederung_20_8"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263_7e_LT_7e_Titel" style:display-name="master-page263~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263_7e_LT_7e_Untertitel" style:display-name="master-page263~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263_7e_LT_7e_Notizen" style:display-name="master-page263~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263_7e_LT_7e_Hintergrundobjekte" style:display-name="master-page26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263_7e_LT_7e_Hintergrund" style:display-name="master-page26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150_7e_LT_7e_Gliederung_20_1" style:display-name="master-page150~LT~Gliederung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150_7e_LT_7e_Gliederung_20_2" style:display-name="master-page150~LT~Gliederung 2" style:family="paragraph" style:parent-style-name="master-page150_7e_LT_7e_Gliederung_20_1" style:default-outline-level="">
      <style:paragraph-properties fo:margin-top="0cm" fo:margin-bottom="0.4cm"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master-page150_7e_LT_7e_Gliederung_20_3" style:display-name="master-page150~LT~Gliederung 3" style:family="paragraph" style:parent-style-name="master-page150_7e_LT_7e_Gliederung_20_2" style:default-outline-level="">
      <style:paragraph-properties fo:margin-top="0cm" fo:margin-bottom="0.3cm"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master-page150_7e_LT_7e_Gliederung_20_4" style:display-name="master-page150~LT~Gliederung 4" style:family="paragraph" style:parent-style-name="master-page150_7e_LT_7e_Gliederung_20_3" style:default-outline-level="">
      <style:paragraph-properties fo:margin-top="0cm" fo:margin-bottom="0.199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150_7e_LT_7e_Gliederung_20_5" style:display-name="master-page150~LT~Gliederung 5" style:family="paragraph" style:parent-style-name="master-page150_7e_LT_7e_Gliederung_20_4"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150_7e_LT_7e_Gliederung_20_6" style:display-name="master-page150~LT~Gliederung 6" style:family="paragraph" style:parent-style-name="master-page150_7e_LT_7e_Gliederung_20_5"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150_7e_LT_7e_Gliederung_20_7" style:display-name="master-page150~LT~Gliederung 7" style:family="paragraph" style:parent-style-name="master-page150_7e_LT_7e_Gliederung_20_6"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150_7e_LT_7e_Gliederung_20_8" style:display-name="master-page150~LT~Gliederung 8" style:family="paragraph" style:parent-style-name="master-page150_7e_LT_7e_Gliederung_20_7"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150_7e_LT_7e_Gliederung_20_9" style:display-name="master-page150~LT~Gliederung 9" style:family="paragraph" style:parent-style-name="master-page150_7e_LT_7e_Gliederung_20_8"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150_7e_LT_7e_Titel" style:display-name="master-page150~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150_7e_LT_7e_Untertitel" style:display-name="master-page150~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150_7e_LT_7e_Notizen" style:display-name="master-page150~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150_7e_LT_7e_Hintergrundobjekte" style:display-name="master-page150~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150_7e_LT_7e_Hintergrund" style:display-name="master-page150~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79_7e_LT_7e_Gliederung_20_1" style:display-name="master-page79~LT~Gliederung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79_7e_LT_7e_Gliederung_20_2" style:display-name="master-page79~LT~Gliederung 2" style:family="paragraph" style:parent-style-name="master-page79_7e_LT_7e_Gliederung_20_1" style:default-outline-level="">
      <style:paragraph-properties fo:margin-top="0cm" fo:margin-bottom="0.4cm"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master-page79_7e_LT_7e_Gliederung_20_3" style:display-name="master-page79~LT~Gliederung 3" style:family="paragraph" style:parent-style-name="master-page79_7e_LT_7e_Gliederung_20_2" style:default-outline-level="">
      <style:paragraph-properties fo:margin-top="0cm" fo:margin-bottom="0.3cm"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master-page79_7e_LT_7e_Gliederung_20_4" style:display-name="master-page79~LT~Gliederung 4" style:family="paragraph" style:parent-style-name="master-page79_7e_LT_7e_Gliederung_20_3" style:default-outline-level="">
      <style:paragraph-properties fo:margin-top="0cm" fo:margin-bottom="0.199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79_7e_LT_7e_Gliederung_20_5" style:display-name="master-page79~LT~Gliederung 5" style:family="paragraph" style:parent-style-name="master-page79_7e_LT_7e_Gliederung_20_4"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79_7e_LT_7e_Gliederung_20_6" style:display-name="master-page79~LT~Gliederung 6" style:family="paragraph" style:parent-style-name="master-page79_7e_LT_7e_Gliederung_20_5"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79_7e_LT_7e_Gliederung_20_7" style:display-name="master-page79~LT~Gliederung 7" style:family="paragraph" style:parent-style-name="master-page79_7e_LT_7e_Gliederung_20_6"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79_7e_LT_7e_Gliederung_20_8" style:display-name="master-page79~LT~Gliederung 8" style:family="paragraph" style:parent-style-name="master-page79_7e_LT_7e_Gliederung_20_7"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79_7e_LT_7e_Gliederung_20_9" style:display-name="master-page79~LT~Gliederung 9" style:family="paragraph" style:parent-style-name="master-page79_7e_LT_7e_Gliederung_20_8"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79_7e_LT_7e_Titel" style:display-name="master-page79~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79_7e_LT_7e_Untertitel" style:display-name="master-page79~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79_7e_LT_7e_Notizen" style:display-name="master-page79~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79_7e_LT_7e_Hintergrundobjekte" style:display-name="master-page79~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79_7e_LT_7e_Hintergrund" style:display-name="master-page79~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46_7e_LT_7e_Gliederung_20_1" style:display-name="master-page46~LT~Gliederung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46_7e_LT_7e_Gliederung_20_2" style:display-name="master-page46~LT~Gliederung 2" style:family="paragraph" style:parent-style-name="master-page46_7e_LT_7e_Gliederung_20_1" style:default-outline-level="">
      <style:paragraph-properties fo:margin-top="0cm" fo:margin-bottom="0.4cm"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master-page46_7e_LT_7e_Gliederung_20_3" style:display-name="master-page46~LT~Gliederung 3" style:family="paragraph" style:parent-style-name="master-page46_7e_LT_7e_Gliederung_20_2" style:default-outline-level="">
      <style:paragraph-properties fo:margin-top="0cm" fo:margin-bottom="0.3cm"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master-page46_7e_LT_7e_Gliederung_20_4" style:display-name="master-page46~LT~Gliederung 4" style:family="paragraph" style:parent-style-name="master-page46_7e_LT_7e_Gliederung_20_3" style:default-outline-level="">
      <style:paragraph-properties fo:margin-top="0cm" fo:margin-bottom="0.199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46_7e_LT_7e_Gliederung_20_5" style:display-name="master-page46~LT~Gliederung 5" style:family="paragraph" style:parent-style-name="master-page46_7e_LT_7e_Gliederung_20_4"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46_7e_LT_7e_Gliederung_20_6" style:display-name="master-page46~LT~Gliederung 6" style:family="paragraph" style:parent-style-name="master-page46_7e_LT_7e_Gliederung_20_5"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46_7e_LT_7e_Gliederung_20_7" style:display-name="master-page46~LT~Gliederung 7" style:family="paragraph" style:parent-style-name="master-page46_7e_LT_7e_Gliederung_20_6"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46_7e_LT_7e_Gliederung_20_8" style:display-name="master-page46~LT~Gliederung 8" style:family="paragraph" style:parent-style-name="master-page46_7e_LT_7e_Gliederung_20_7"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46_7e_LT_7e_Gliederung_20_9" style:display-name="master-page46~LT~Gliederung 9" style:family="paragraph" style:parent-style-name="master-page46_7e_LT_7e_Gliederung_20_8"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46_7e_LT_7e_Titel" style:display-name="master-page46~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46_7e_LT_7e_Untertitel" style:display-name="master-page46~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46_7e_LT_7e_Notizen" style:display-name="master-page46~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46_7e_LT_7e_Hintergrundobjekte" style:display-name="master-page46~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46_7e_LT_7e_Hintergrund" style:display-name="master-page46~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3_7e_LT_7e_Gliederung_20_1" style:display-name="master-page3~LT~Gliederung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cm" fo:margin-bottom="0.4cm"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cm" fo:margin-bottom="0.3cm"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cm" fo:margin-bottom="0.199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3T12:32:24.893923354</meta:creation-date>
    <dc:date>2018-05-07T19:22:43.037801633</dc:date>
    <meta:editing-duration>P1DT4H1M57S</meta:editing-duration>
    <meta:editing-cycles>30</meta:editing-cycles>
    <meta:generator>LibreOffice/4.2.8.2$Linux_X86_64 LibreOffice_project/420m0$Build-2</meta:generator>
    <meta:document-statistic meta:table-count="4" meta:image-count="0" meta:object-count="0" meta:page-count="9" meta:paragraph-count="225" meta:word-count="2237" meta:character-count="15798" meta:non-whitespace-character-count="11468"/>
  </office:meta>
</office:document-meta>
</file>